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top" fo:padding="0.049cm" fo:border="none"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Tabulka1" style:family="table">
      <style:table-properties style:width="10.8cm" fo:margin-left="0cm" table:align="left" style:may-break-between-rows="false" style:writing-mode="lr-tb"/>
    </style:style>
    <style:style style:name="Tabulka1.A" style:family="table-column">
      <style:table-column-properties style:column-width="6.803cm"/>
    </style:style>
    <style:style style:name="Tabulka1.B" style:family="table-column">
      <style:table-column-properties style:column-width="3.997cm"/>
    </style:style>
    <style:style style:name="Tabulka1.1" style:family="table-row">
      <style:table-row-properties fo:keep-together="auto"/>
    </style:style>
    <style:style style:name="Tabulka1.A1" style:family="table-cell">
      <style:table-cell-properties style:vertical-align="top" fo:padding="0.049cm" fo:border="none"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4a17f0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 style:family="paragraph" style:parent-style-name="Text_20_body">
      <style:text-properties officeooo:rsid="44abd523" officeooo:paragraph-rsid="44abd523"/>
    </style:style>
    <style:style style:name="P11" style:family="paragraph" style:parent-style-name="Text_20_body">
      <style:text-properties officeooo:rsid="44ac9524" officeooo:paragraph-rsid="44ac9524"/>
    </style:style>
    <style:style style:name="P12" style:family="paragraph" style:parent-style-name="Text_20_body">
      <style:text-properties officeooo:rsid="44ae9938" officeooo:paragraph-rsid="44ae9938"/>
    </style:style>
    <style:style style:name="P13" style:family="paragraph" style:parent-style-name="Text_20_body">
      <style:text-properties officeooo:rsid="44b0ecb3" officeooo:paragraph-rsid="452eaa7c"/>
    </style:style>
    <style:style style:name="P14" style:family="paragraph" style:parent-style-name="Text_20_body">
      <style:text-properties officeooo:rsid="448b8cbd" officeooo:paragraph-rsid="448b8cbd"/>
    </style:style>
    <style:style style:name="P15" style:family="paragraph" style:parent-style-name="Text_20_body">
      <style:text-properties officeooo:rsid="44bf46b9" officeooo:paragraph-rsid="44bf46b9"/>
    </style:style>
    <style:style style:name="P16" style:family="paragraph" style:parent-style-name="Text_20_body">
      <style:text-properties officeooo:rsid="44c17ef9" officeooo:paragraph-rsid="44c17ef9"/>
    </style:style>
    <style:style style:name="P17" style:family="paragraph" style:parent-style-name="Text_20_body">
      <style:text-properties officeooo:rsid="44df5743" officeooo:paragraph-rsid="44df5743"/>
    </style:style>
    <style:style style:name="P18" style:family="paragraph" style:parent-style-name="Text_20_body">
      <style:text-properties officeooo:rsid="44eda4c9" officeooo:paragraph-rsid="44eda4c9"/>
    </style:style>
    <style:style style:name="P19" style:family="paragraph" style:parent-style-name="Text_20_body">
      <style:text-properties officeooo:rsid="44f4a3d6" officeooo:paragraph-rsid="44f4a3d6"/>
    </style:style>
    <style:style style:name="P20" style:family="paragraph" style:parent-style-name="Text_20_body">
      <style:text-properties officeooo:rsid="44ff6856" officeooo:paragraph-rsid="451409c4"/>
    </style:style>
    <style:style style:name="P21" style:family="paragraph" style:parent-style-name="Text_20_body">
      <style:text-properties officeooo:paragraph-rsid="45056573"/>
    </style:style>
    <style:style style:name="P22" style:family="paragraph" style:parent-style-name="Text_20_body">
      <style:text-properties officeooo:rsid="4514d6e9" officeooo:paragraph-rsid="4514d6e9"/>
    </style:style>
    <style:style style:name="P23" style:family="paragraph" style:parent-style-name="Text_20_body">
      <style:text-properties officeooo:rsid="44ec1f8c" officeooo:paragraph-rsid="4515bf87"/>
    </style:style>
    <style:style style:name="P24" style:family="paragraph" style:parent-style-name="Text_20_body">
      <style:text-properties officeooo:rsid="44e8f1bc" officeooo:paragraph-rsid="45197c0c"/>
    </style:style>
    <style:style style:name="P25" style:family="paragraph" style:parent-style-name="Text_20_body">
      <style:text-properties officeooo:rsid="44e312f8" officeooo:paragraph-rsid="45197c0c"/>
    </style:style>
    <style:style style:name="P26" style:family="paragraph" style:parent-style-name="Text_20_body">
      <style:text-properties officeooo:rsid="451afc3a" officeooo:paragraph-rsid="451afc3a"/>
    </style:style>
    <style:style style:name="P27" style:family="paragraph" style:parent-style-name="Text_20_body">
      <style:text-properties officeooo:rsid="452c8abd" officeooo:paragraph-rsid="452c8abd"/>
    </style:style>
    <style:style style:name="P28" style:family="paragraph" style:parent-style-name="Text_20_body">
      <style:text-properties fo:font-style="normal" officeooo:rsid="44e8f1bc" officeooo:paragraph-rsid="44e8f1bc" style:font-style-asian="normal" style:font-style-complex="normal"/>
    </style:style>
    <style:style style:name="P29" style:family="paragraph" style:parent-style-name="Text_20_body">
      <style:text-properties officeooo:rsid="44cd4b51" officeooo:paragraph-rsid="452eaa7c"/>
    </style:style>
    <style:style style:name="P30" style:family="paragraph" style:parent-style-name="Table_20_Contents">
      <style:paragraph-properties fo:text-align="center" style:justify-single-word="false"/>
      <style:text-properties officeooo:paragraph-rsid="43e1de77"/>
    </style:style>
    <style:style style:name="P31" style:family="paragraph" style:parent-style-name="Table_20_Contents">
      <style:paragraph-properties fo:text-align="center" style:justify-single-word="false"/>
      <style:text-properties officeooo:paragraph-rsid="43bc8ce0"/>
    </style:style>
    <style:style style:name="P32" style:family="paragraph" style:parent-style-name="Table_20_Contents">
      <style:paragraph-properties fo:text-align="center" style:justify-single-word="false"/>
      <style:text-properties officeooo:paragraph-rsid="43be0f7b"/>
    </style:style>
    <style:style style:name="P33" style:family="paragraph" style:parent-style-name="Table_20_Contents">
      <style:paragraph-properties fo:text-align="center" style:justify-single-word="false"/>
      <style:text-properties officeooo:paragraph-rsid="43bebc20"/>
    </style:style>
    <style:style style:name="P34" style:family="paragraph" style:parent-style-name="Table_20_Contents">
      <style:paragraph-properties fo:text-align="center" style:justify-single-word="false"/>
      <style:text-properties officeooo:paragraph-rsid="447c3df5"/>
    </style:style>
    <style:style style:name="P35" style:family="paragraph" style:parent-style-name="Table_20_Contents">
      <style:text-properties officeooo:rsid="108252a0" officeooo:paragraph-rsid="4399fd83"/>
    </style:style>
    <style:style style:name="P36" style:family="paragraph" style:parent-style-name="Table_20_Contents">
      <style:text-properties officeooo:rsid="108252a0" officeooo:paragraph-rsid="4444f001"/>
    </style:style>
    <style:style style:name="P37" style:family="paragraph" style:parent-style-name="Table_20_Contents">
      <style:text-properties fo:font-style="italic" officeooo:rsid="108252a0" officeooo:paragraph-rsid="4399fd83" style:font-style-asian="italic" style:font-style-complex="italic"/>
    </style:style>
    <style:style style:name="P38" style:family="paragraph" style:parent-style-name="Table_20_Contents">
      <style:paragraph-properties fo:text-align="center" style:justify-single-word="false"/>
      <style:text-properties officeooo:rsid="439c3be6" officeooo:paragraph-rsid="439c3be6"/>
    </style:style>
    <style:style style:name="P39" style:family="paragraph" style:parent-style-name="Table_20_Contents">
      <style:paragraph-properties fo:text-align="center" style:justify-single-word="false"/>
      <style:text-properties officeooo:rsid="43a66cd9" officeooo:paragraph-rsid="43a66cd9"/>
    </style:style>
    <style:style style:name="P40" style:family="paragraph" style:parent-style-name="Table_20_Contents">
      <style:text-properties officeooo:rsid="43a66cd9" officeooo:paragraph-rsid="43a66cd9"/>
    </style:style>
    <style:style style:name="P41" style:family="paragraph" style:parent-style-name="Table_20_Contents">
      <style:text-properties officeooo:rsid="43a8ce06" officeooo:paragraph-rsid="43a8ce06"/>
    </style:style>
    <style:style style:name="P42" style:family="paragraph" style:parent-style-name="Table_20_Contents">
      <style:paragraph-properties fo:text-align="center" style:justify-single-word="false"/>
      <style:text-properties officeooo:rsid="43a8ce06" officeooo:paragraph-rsid="43a8ce06"/>
    </style:style>
    <style:style style:name="P43" style:family="paragraph" style:parent-style-name="Table_20_Contents">
      <style:paragraph-properties fo:text-align="center" style:justify-single-word="false"/>
      <style:text-properties officeooo:rsid="43aa37db" officeooo:paragraph-rsid="43aa37db"/>
    </style:style>
    <style:style style:name="P44" style:family="paragraph" style:parent-style-name="Table_20_Contents">
      <style:paragraph-properties fo:text-align="center" style:justify-single-word="false"/>
      <style:text-properties officeooo:rsid="43ac6315" officeooo:paragraph-rsid="43ac6315"/>
    </style:style>
    <style:style style:name="P45" style:family="paragraph" style:parent-style-name="Table_20_Contents">
      <style:paragraph-properties fo:text-align="center" style:justify-single-word="false"/>
      <style:text-properties officeooo:rsid="43acd72d" officeooo:paragraph-rsid="43acd72d"/>
    </style:style>
    <style:style style:name="P46" style:family="paragraph" style:parent-style-name="Table_20_Contents">
      <style:paragraph-properties fo:text-align="center" style:justify-single-word="false"/>
      <style:text-properties officeooo:rsid="43b07fc1" officeooo:paragraph-rsid="43b07fc1"/>
    </style:style>
    <style:style style:name="P47" style:family="paragraph" style:parent-style-name="Table_20_Contents">
      <style:paragraph-properties fo:text-align="center" style:justify-single-word="false"/>
      <style:text-properties officeooo:rsid="43b46930" officeooo:paragraph-rsid="43b46930"/>
    </style:style>
    <style:style style:name="P48" style:family="paragraph" style:parent-style-name="Table_20_Contents">
      <style:text-properties officeooo:rsid="43b46930" officeooo:paragraph-rsid="43b46930"/>
    </style:style>
    <style:style style:name="P49" style:family="paragraph" style:parent-style-name="Table_20_Contents">
      <style:paragraph-properties fo:text-align="center" style:justify-single-word="false"/>
      <style:text-properties officeooo:rsid="43b55913" officeooo:paragraph-rsid="43b55913"/>
    </style:style>
    <style:style style:name="P50" style:family="paragraph" style:parent-style-name="Table_20_Contents">
      <style:paragraph-properties fo:text-align="center" style:justify-single-word="false"/>
      <style:text-properties officeooo:rsid="43b90ae1" officeooo:paragraph-rsid="43b90ae1"/>
    </style:style>
    <style:style style:name="P51" style:family="paragraph" style:parent-style-name="Table_20_Contents">
      <style:text-properties officeooo:rsid="43bc8ce0" officeooo:paragraph-rsid="43bc8ce0"/>
    </style:style>
    <style:style style:name="P52" style:family="paragraph" style:parent-style-name="Table_20_Contents">
      <style:paragraph-properties fo:text-align="center" style:justify-single-word="false"/>
      <style:text-properties officeooo:rsid="43bc8ce0" officeooo:paragraph-rsid="43bc8ce0"/>
    </style:style>
    <style:style style:name="P53" style:family="paragraph" style:parent-style-name="Table_20_Contents">
      <style:text-properties officeooo:rsid="43be0f7b" officeooo:paragraph-rsid="43be0f7b"/>
    </style:style>
    <style:style style:name="P54" style:family="paragraph" style:parent-style-name="Table_20_Contents">
      <style:text-properties officeooo:rsid="43bebc20" officeooo:paragraph-rsid="43bebc20"/>
    </style:style>
    <style:style style:name="P55" style:family="paragraph" style:parent-style-name="Table_20_Contents">
      <style:paragraph-properties fo:text-align="center" style:justify-single-word="false"/>
      <style:text-properties officeooo:rsid="43d5e119" officeooo:paragraph-rsid="43d5e119"/>
    </style:style>
    <style:style style:name="P56" style:family="paragraph" style:parent-style-name="Table_20_Contents">
      <style:text-properties officeooo:rsid="43d5e119" officeooo:paragraph-rsid="43d5e119"/>
    </style:style>
    <style:style style:name="P57" style:family="paragraph" style:parent-style-name="Table_20_Contents">
      <style:text-properties officeooo:rsid="43e18d8a" officeooo:paragraph-rsid="43e18d8a"/>
    </style:style>
    <style:style style:name="P58" style:family="paragraph" style:parent-style-name="Table_20_Contents">
      <style:paragraph-properties fo:text-align="center" style:justify-single-word="false"/>
      <style:text-properties officeooo:rsid="43e18d8a" officeooo:paragraph-rsid="43e18d8a"/>
    </style:style>
    <style:style style:name="P59" style:family="paragraph" style:parent-style-name="Table_20_Contents">
      <style:text-properties officeooo:rsid="43e1de77" officeooo:paragraph-rsid="43e1de77"/>
    </style:style>
    <style:style style:name="P60" style:family="paragraph" style:parent-style-name="Table_20_Contents">
      <style:paragraph-properties fo:text-align="center" style:justify-single-word="false"/>
      <style:text-properties officeooo:rsid="43e1de77" officeooo:paragraph-rsid="43e1de77"/>
    </style:style>
    <style:style style:name="P61" style:family="paragraph" style:parent-style-name="Table_20_Contents">
      <style:text-properties officeooo:rsid="43e237d7" officeooo:paragraph-rsid="43e237d7"/>
    </style:style>
    <style:style style:name="P62" style:family="paragraph" style:parent-style-name="Table_20_Contents">
      <style:paragraph-properties fo:text-align="center" style:justify-single-word="false"/>
      <style:text-properties officeooo:rsid="43e3c914" officeooo:paragraph-rsid="43e3c914"/>
    </style:style>
    <style:style style:name="P63" style:family="paragraph" style:parent-style-name="Table_20_Contents">
      <style:paragraph-properties fo:text-align="center" style:justify-single-word="false"/>
      <style:text-properties officeooo:rsid="43e4f404" officeooo:paragraph-rsid="43e4f404"/>
    </style:style>
    <style:style style:name="P64" style:family="paragraph" style:parent-style-name="Table_20_Contents">
      <style:paragraph-properties fo:text-align="center" style:justify-single-word="false"/>
      <style:text-properties officeooo:rsid="43e55a5d" officeooo:paragraph-rsid="43e55a5d"/>
    </style:style>
    <style:style style:name="P65" style:family="paragraph" style:parent-style-name="Table_20_Contents">
      <style:paragraph-properties fo:text-align="center" style:justify-single-word="false"/>
      <style:text-properties officeooo:rsid="43e6eb1a" officeooo:paragraph-rsid="43e6eb1a"/>
    </style:style>
    <style:style style:name="P66" style:family="paragraph" style:parent-style-name="Table_20_Contents">
      <style:paragraph-properties fo:text-align="center" style:justify-single-word="false"/>
      <style:text-properties officeooo:rsid="43e8c9c5" officeooo:paragraph-rsid="43e8c9c5"/>
    </style:style>
    <style:style style:name="P67" style:family="paragraph" style:parent-style-name="Table_20_Contents">
      <style:text-properties officeooo:rsid="4409bbf9" officeooo:paragraph-rsid="4409bbf9"/>
    </style:style>
    <style:style style:name="P68" style:family="paragraph" style:parent-style-name="Table_20_Contents">
      <style:paragraph-properties fo:text-align="center" style:justify-single-word="false"/>
      <style:text-properties officeooo:rsid="44349e71" officeooo:paragraph-rsid="44349e71"/>
    </style:style>
    <style:style style:name="P69" style:family="paragraph" style:parent-style-name="Table_20_Contents">
      <style:paragraph-properties fo:text-align="center" style:justify-single-word="false"/>
      <style:text-properties officeooo:rsid="4444f001" officeooo:paragraph-rsid="4444f001"/>
    </style:style>
    <style:style style:name="P70" style:family="paragraph" style:parent-style-name="Table_20_Contents">
      <style:text-properties officeooo:rsid="4448534d" officeooo:paragraph-rsid="4448534d"/>
    </style:style>
    <style:style style:name="P71" style:family="paragraph" style:parent-style-name="Table_20_Contents">
      <style:paragraph-properties fo:text-align="center" style:justify-single-word="false"/>
      <style:text-properties officeooo:rsid="4448534d" officeooo:paragraph-rsid="4448534d"/>
    </style:style>
    <style:style style:name="P72" style:family="paragraph" style:parent-style-name="Table_20_Contents">
      <style:text-properties officeooo:rsid="4449c5e0" officeooo:paragraph-rsid="4449c5e0"/>
    </style:style>
    <style:style style:name="P73" style:family="paragraph" style:parent-style-name="Table_20_Contents">
      <style:paragraph-properties fo:text-align="center" style:justify-single-word="false"/>
      <style:text-properties officeooo:rsid="4449c5e0" officeooo:paragraph-rsid="4449c5e0"/>
    </style:style>
    <style:style style:name="P74" style:family="paragraph" style:parent-style-name="Table_20_Contents">
      <style:text-properties officeooo:rsid="444a2efa" officeooo:paragraph-rsid="444a2efa"/>
    </style:style>
    <style:style style:name="P75" style:family="paragraph" style:parent-style-name="Table_20_Contents">
      <style:paragraph-properties fo:text-align="center" style:justify-single-word="false"/>
      <style:text-properties officeooo:rsid="444a2efa" officeooo:paragraph-rsid="444a2efa"/>
    </style:style>
    <style:style style:name="P76" style:family="paragraph" style:parent-style-name="Table_20_Contents">
      <style:text-properties officeooo:rsid="444ac5d9" officeooo:paragraph-rsid="444ac5d9"/>
    </style:style>
    <style:style style:name="P77" style:family="paragraph" style:parent-style-name="Table_20_Contents">
      <style:paragraph-properties fo:text-align="center" style:justify-single-word="false"/>
      <style:text-properties officeooo:rsid="444ac5d9" officeooo:paragraph-rsid="444ac5d9"/>
    </style:style>
    <style:style style:name="P78" style:family="paragraph" style:parent-style-name="Table_20_Contents">
      <style:text-properties officeooo:rsid="447bac11" officeooo:paragraph-rsid="447bac11"/>
    </style:style>
    <style:style style:name="P79" style:family="paragraph" style:parent-style-name="Table_20_Contents">
      <style:paragraph-properties fo:text-align="center" style:justify-single-word="false"/>
      <style:text-properties officeooo:rsid="447bac11" officeooo:paragraph-rsid="447bac11"/>
    </style:style>
    <style:style style:name="P80" style:family="paragraph" style:parent-style-name="Table_20_Contents">
      <style:text-properties officeooo:rsid="447c3df5" officeooo:paragraph-rsid="447c3df5"/>
    </style:style>
    <style:style style:name="P81" style:family="paragraph" style:parent-style-name="Table_20_Contents">
      <style:text-properties officeooo:rsid="448919b3" officeooo:paragraph-rsid="448919b3"/>
    </style:style>
    <style:style style:name="P82" style:family="paragraph" style:parent-style-name="Table_20_Contents">
      <style:text-properties officeooo:rsid="44a34d0c" officeooo:paragraph-rsid="44a34d0c"/>
    </style:style>
    <style:style style:name="P83" style:family="paragraph" style:parent-style-name="Table_20_Contents">
      <style:paragraph-properties fo:text-align="center" style:justify-single-word="false"/>
      <style:text-properties officeooo:rsid="44a34d0c" officeooo:paragraph-rsid="44a34d0c"/>
    </style:style>
    <style:style style:name="P84" style:family="paragraph" style:parent-style-name="Table_20_Contents">
      <style:paragraph-properties fo:text-align="center" style:justify-single-word="false"/>
      <style:text-properties officeooo:rsid="44a34d0c" officeooo:paragraph-rsid="44a69c30"/>
    </style:style>
    <style:style style:name="P85" style:family="paragraph" style:parent-style-name="Table_20_Contents">
      <style:text-properties officeooo:rsid="44a848c5" officeooo:paragraph-rsid="44a848c5"/>
    </style:style>
    <style:style style:name="P86" style:family="paragraph" style:parent-style-name="Table_20_Contents">
      <style:paragraph-properties fo:text-align="center" style:justify-single-word="false"/>
      <style:text-properties officeooo:rsid="44a848c5" officeooo:paragraph-rsid="44a848c5"/>
    </style:style>
    <style:style style:name="P87" style:family="paragraph" style:parent-style-name="Table_20_Contents">
      <style:text-properties officeooo:rsid="44904c9b" officeooo:paragraph-rsid="44904c9b"/>
    </style:style>
    <style:style style:name="P88" style:family="paragraph" style:parent-style-name="Table_20_Contents">
      <style:text-properties officeooo:rsid="44b7a7fb" officeooo:paragraph-rsid="44b7a7fb"/>
    </style:style>
    <style:style style:name="P89" style:family="paragraph" style:parent-style-name="Table_20_Contents">
      <style:paragraph-properties fo:text-align="center" style:justify-single-word="false"/>
      <style:text-properties officeooo:rsid="44b7a7fb" officeooo:paragraph-rsid="44b7a7fb"/>
    </style:style>
    <style:style style:name="P90" style:family="paragraph" style:parent-style-name="Table_20_Contents">
      <style:text-properties officeooo:rsid="44b7a7fb" officeooo:paragraph-rsid="44b90de9"/>
    </style:style>
    <style:style style:name="P91" style:family="paragraph" style:parent-style-name="Table_20_Contents">
      <style:text-properties officeooo:rsid="449a9106" officeooo:paragraph-rsid="449a9106"/>
    </style:style>
    <style:style style:name="P92" style:family="paragraph" style:parent-style-name="Table_20_Contents">
      <style:paragraph-properties fo:text-align="center" style:justify-single-word="false"/>
      <style:text-properties officeooo:rsid="44a004ce" officeooo:paragraph-rsid="44a004ce"/>
    </style:style>
    <style:style style:name="P93" style:family="paragraph" style:parent-style-name="Záhlaví_20_tabulky">
      <style:text-properties officeooo:rsid="448919b3" officeooo:paragraph-rsid="448919b3"/>
    </style:style>
    <style:style style:name="P94" style:family="paragraph" style:parent-style-name="Záhlaví_20_tabulky">
      <style:text-properties officeooo:rsid="448919b3" officeooo:paragraph-rsid="44baebac"/>
    </style:style>
    <style:style style:name="P95" style:family="paragraph" style:parent-style-name="Záhlaví_20_tabulky">
      <style:text-properties officeooo:rsid="44904c9b" officeooo:paragraph-rsid="44904c9b"/>
    </style:style>
    <style:style style:name="P96" style:family="paragraph" style:parent-style-name="Záhlaví_20_tabulky">
      <style:text-properties officeooo:rsid="44b7a7fb" officeooo:paragraph-rsid="44b7a7fb"/>
    </style:style>
    <style:style style:name="P97" style:family="paragraph" style:parent-style-name="Text_20_body">
      <style:paragraph-properties fo:margin-left="1.249cm" fo:margin-right="0cm" fo:text-indent="0cm" style:auto-text-indent="false"/>
      <style:text-properties officeooo:rsid="448b8cbd" officeooo:paragraph-rsid="448b8cbd"/>
    </style:style>
    <style:style style:name="P98" style:family="paragraph" style:parent-style-name="Text_20_body">
      <style:paragraph-properties fo:margin-left="1.249cm" fo:margin-right="0cm" fo:text-indent="0cm" style:auto-text-indent="false"/>
      <style:text-properties officeooo:rsid="448cca06" officeooo:paragraph-rsid="449245b3"/>
    </style:style>
    <style:style style:name="P99" style:family="paragraph" style:parent-style-name="Table_20_Heading">
      <style:text-properties officeooo:rsid="44c8e11c" officeooo:paragraph-rsid="44c8e11c"/>
    </style:style>
    <style:style style:name="P100" style:family="paragraph" style:parent-style-name="Example">
      <style:text-properties officeooo:rsid="44fdf49b" officeooo:paragraph-rsid="45299022"/>
    </style:style>
    <style:style style:name="P101" style:family="paragraph" style:parent-style-name="Example">
      <style:text-properties officeooo:paragraph-rsid="452460c5"/>
    </style:style>
    <style:style style:name="P102" style:family="paragraph" style:parent-style-name="Heading_20_1">
      <style:text-properties officeooo:paragraph-rsid="453415a1"/>
    </style:style>
    <style:style style:name="P103" style:family="paragraph" style:parent-style-name="Heading_20_1" style:master-page-name="Standard">
      <style:paragraph-properties style:page-number="auto"/>
      <style:text-properties officeooo:rsid="448664dc" officeooo:paragraph-rsid="448664dc"/>
    </style:style>
    <style:style style:name="P104" style:family="paragraph" style:parent-style-name="Heading_20_2">
      <style:text-properties officeooo:rsid="44eda4c9" officeooo:paragraph-rsid="44eda4c9"/>
    </style:style>
    <style:style style:name="P105" style:family="paragraph" style:parent-style-name="Heading_20_2">
      <style:text-properties officeooo:rsid="452eaa7c"/>
    </style:style>
    <style:style style:name="P106" style:family="paragraph" style:parent-style-name="Heading_20_2">
      <style:text-properties officeooo:paragraph-rsid="452eaa7c"/>
    </style:style>
    <style:style style:name="P107" style:family="paragraph" style:parent-style-name="Heading_20_3">
      <style:text-properties officeooo:paragraph-rsid="4515bf87"/>
    </style:style>
    <style:style style:name="P108" style:family="paragraph" style:parent-style-name="Heading_20_3">
      <style:text-properties officeooo:paragraph-rsid="45197c0c"/>
    </style:style>
    <style:style style:name="P109" style:family="paragraph" style:parent-style-name="Heading_20_3">
      <style:text-properties officeooo:paragraph-rsid="44bf46b9"/>
    </style:style>
    <style:style style:name="P110" style:family="paragraph" style:parent-style-name="Heading_20_3">
      <style:text-properties officeooo:rsid="448b8cbd" officeooo:paragraph-rsid="448b8cbd"/>
    </style:style>
    <style:style style:name="P111" style:family="paragraph" style:parent-style-name="Heading_20_4">
      <style:text-properties officeooo:rsid="454426d8" officeooo:paragraph-rsid="454426d8"/>
    </style:style>
    <style:style style:name="P112" style:family="paragraph" style:parent-style-name="Heading_20_4">
      <style:text-properties officeooo:paragraph-rsid="4545941e"/>
    </style:style>
    <style:style style:name="P113" style:family="paragraph" style:parent-style-name="Table_20_Contents">
      <style:paragraph-properties fo:text-align="center" style:justify-single-word="false"/>
      <style:text-properties officeooo:paragraph-rsid="4545941e"/>
    </style:style>
    <style:style style:name="P114" style:family="paragraph" style:parent-style-name="Table_20_Contents">
      <style:paragraph-properties fo:text-align="center" style:justify-single-word="false"/>
      <style:text-properties officeooo:rsid="4399fd83" officeooo:paragraph-rsid="4545941e"/>
    </style:style>
    <style:style style:name="P115" style:family="paragraph" style:parent-style-name="Table_20_Contents">
      <style:text-properties officeooo:paragraph-rsid="4545941e"/>
    </style:style>
    <style:style style:name="P116" style:family="paragraph" style:parent-style-name="Text_20_body" style:list-style-name="L1">
      <style:text-properties officeooo:rsid="44d8283d" officeooo:paragraph-rsid="44d8283d"/>
    </style:style>
    <style:style style:name="P117" style:family="paragraph" style:parent-style-name="Text_20_body" style:list-style-name="L1">
      <style:text-properties officeooo:rsid="44c145ff" officeooo:paragraph-rsid="44c145ff"/>
    </style:style>
    <style:style style:name="P118" style:family="paragraph" style:parent-style-name="Text_20_body" style:list-style-name="L1">
      <style:text-properties officeooo:rsid="44c17ef9" officeooo:paragraph-rsid="44c17ef9"/>
    </style:style>
    <style:style style:name="P119" style:family="paragraph" style:parent-style-name="Text_20_body" style:list-style-name="L1">
      <style:text-properties officeooo:rsid="44d82b0f" officeooo:paragraph-rsid="44d82b0f"/>
    </style:style>
    <style:style style:name="P120"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21" style:family="paragraph" style:parent-style-name="Text_20_body" style:list-style-name="L3">
      <style:text-properties officeooo:rsid="453560c0" officeooo:paragraph-rsid="453560c0"/>
    </style:style>
    <style:style style:name="P122" style:family="paragraph" style:parent-style-name="Text_20_body" style:list-style-name="L3">
      <style:text-properties officeooo:rsid="448034da" officeooo:paragraph-rsid="453415a1"/>
    </style:style>
    <style:style style:name="P123" style:family="paragraph" style:parent-style-name="Text_20_body" style:list-style-name="L3">
      <style:text-properties officeooo:rsid="4536cc23" officeooo:paragraph-rsid="4536cc23"/>
    </style:style>
    <style:style style:name="P124" style:family="paragraph" style:parent-style-name="Text_20_body" style:list-style-name="L3">
      <style:text-properties officeooo:rsid="453763b5" officeooo:paragraph-rsid="453763b5"/>
    </style:style>
    <style:style style:name="P125" style:family="paragraph" style:parent-style-name="Text_20_body">
      <style:text-properties officeooo:rsid="453c9c62" officeooo:paragraph-rsid="453c9c62"/>
    </style:style>
    <style:style style:name="P126" style:family="paragraph" style:parent-style-name="Text_20_body">
      <style:text-properties officeooo:paragraph-rsid="453c9c62"/>
    </style:style>
    <style:style style:name="P127" style:family="paragraph" style:parent-style-name="Text_20_body">
      <style:text-properties officeooo:rsid="453e1484" officeooo:paragraph-rsid="453e1484"/>
    </style:style>
    <style:style style:name="P128" style:family="paragraph" style:parent-style-name="Text_20_body">
      <style:text-properties officeooo:rsid="453f329f" officeooo:paragraph-rsid="453f329f"/>
    </style:style>
    <style:style style:name="P129" style:family="paragraph" style:parent-style-name="Text_20_body">
      <style:text-properties officeooo:rsid="45412f40" officeooo:paragraph-rsid="45412f40"/>
    </style:style>
    <style:style style:name="P130" style:family="paragraph" style:parent-style-name="Text_20_body">
      <style:text-properties officeooo:rsid="454426d8" officeooo:paragraph-rsid="454426d8"/>
    </style:style>
    <style:style style:name="P131" style:family="paragraph" style:parent-style-name="Text_20_body">
      <style:text-properties officeooo:rsid="454506e6" officeooo:paragraph-rsid="454506e6"/>
    </style:style>
    <style:style style:name="P132" style:family="paragraph" style:parent-style-name="Text_20_body">
      <style:text-properties officeooo:rsid="4545941e" officeooo:paragraph-rsid="4545941e"/>
    </style:style>
    <style:style style:name="P133" style:family="paragraph" style:parent-style-name="Text_20_body">
      <style:text-properties officeooo:rsid="4546a820" officeooo:paragraph-rsid="4546a820"/>
    </style:style>
    <style:style style:name="P134" style:family="paragraph" style:parent-style-name="Text_20_body" style:list-style-name="L4">
      <style:text-properties officeooo:rsid="4546a820" officeooo:paragraph-rsid="4546a820"/>
    </style:style>
    <style:style style:name="P135" style:family="paragraph" style:parent-style-name="Text_20_body">
      <style:text-properties officeooo:rsid="45483f5e" officeooo:paragraph-rsid="45483f5e"/>
    </style:style>
    <style:style style:name="P136" style:family="paragraph" style:parent-style-name="Text_20_body" style:list-style-name="L5">
      <style:text-properties officeooo:rsid="45483f5e" officeooo:paragraph-rsid="45483f5e"/>
    </style:style>
    <style:style style:name="P137" style:family="paragraph" style:parent-style-name="Text_20_body">
      <style:text-properties fo:font-style="italic" officeooo:rsid="453c9c62" officeooo:paragraph-rsid="453c9c62" style:font-style-asian="italic" style:font-style-complex="italic"/>
    </style:style>
    <style:style style:name="P138" style:family="paragraph" style:parent-style-name="Text_20_body">
      <style:text-properties fo:font-style="italic" officeooo:paragraph-rsid="453c9c62" style:font-style-asian="italic" style:font-style-complex="italic"/>
    </style:style>
    <style:style style:name="P139" style:family="paragraph" style:parent-style-name="Text_20_body">
      <style:text-properties officeooo:rsid="454a3bb9" officeooo:paragraph-rsid="454a3bb9"/>
    </style:style>
    <style:style style:name="P140" style:family="paragraph" style:parent-style-name="Text_20_body" style:list-style-name="L6">
      <style:text-properties officeooo:rsid="454a3bb9" officeooo:paragraph-rsid="454a3bb9"/>
    </style:style>
    <style:style style:name="T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3"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font-name="Georgia" fo:font-size="8pt" fo:letter-spacing="0.007cm" fo:language="cs" fo:country="CZ" officeooo:rsid="44c80fcf" style:letter-kerning="true"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style:font-name="Georgia" fo:font-size="10pt" fo:letter-spacing="0.004cm" fo:language="cs" fo:country="CZ" fo:font-style="normal" officeooo:rsid="453c9c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officeooo:rsid="453c9c62" style:letter-kerning="true" style:font-name-asian="Times New Roman" style:font-size-asian="10pt" style:language-asian="zxx" style:country-asian="none" style:font-name-complex="Times New Roman" style:font-size-complex="12pt" style:language-complex="ar" style:country-complex="SA"/>
    </style:style>
    <style:style style:name="T10" style:family="text">
      <style:text-properties officeooo:rsid="43b46930"/>
    </style:style>
    <style:style style:name="T11" style:family="text">
      <style:text-properties officeooo:rsid="43bf7b66"/>
    </style:style>
    <style:style style:name="T12" style:family="text">
      <style:text-properties officeooo:rsid="43cca3ba"/>
    </style:style>
    <style:style style:name="T13" style:family="text">
      <style:text-properties officeooo:rsid="43d5e119"/>
    </style:style>
    <style:style style:name="T14" style:family="text">
      <style:text-properties officeooo:rsid="43d7ab42"/>
    </style:style>
    <style:style style:name="T15" style:family="text">
      <style:text-properties officeooo:rsid="43e3c914"/>
    </style:style>
    <style:style style:name="T16" style:family="text">
      <style:text-properties officeooo:rsid="4409d251"/>
    </style:style>
    <style:style style:name="T17" style:family="text">
      <style:text-properties officeooo:rsid="441cbf68"/>
    </style:style>
    <style:style style:name="T18" style:family="text">
      <style:text-properties officeooo:rsid="441e7f6a"/>
    </style:style>
    <style:style style:name="T19" style:family="text">
      <style:text-properties officeooo:rsid="4448c74c"/>
    </style:style>
    <style:style style:name="T20" style:family="text">
      <style:text-properties officeooo:rsid="444abe9c"/>
    </style:style>
    <style:style style:name="T21" style:family="text">
      <style:text-properties officeooo:rsid="44747aa0"/>
    </style:style>
    <style:style style:name="T22" style:family="text">
      <style:text-properties officeooo:rsid="44749682"/>
    </style:style>
    <style:style style:name="T23" style:family="text">
      <style:text-properties officeooo:rsid="4475c1be"/>
    </style:style>
    <style:style style:name="T24" style:family="text">
      <style:text-properties officeooo:rsid="447c3df5"/>
    </style:style>
    <style:style style:name="T25" style:family="text">
      <style:text-properties officeooo:rsid="44820bca"/>
    </style:style>
    <style:style style:name="T26" style:family="text">
      <style:text-properties officeooo:rsid="44835598"/>
    </style:style>
    <style:style style:name="T27" style:family="text">
      <style:text-properties officeooo:rsid="448a57a5"/>
    </style:style>
    <style:style style:name="T28" style:family="text">
      <style:text-properties officeooo:rsid="448c731f"/>
    </style:style>
    <style:style style:name="T29" style:family="text">
      <style:text-properties officeooo:rsid="44940315"/>
    </style:style>
    <style:style style:name="T30" style:family="text">
      <style:text-properties officeooo:rsid="44949f6b"/>
    </style:style>
    <style:style style:name="T31" style:family="text">
      <style:text-properties officeooo:rsid="4498706f"/>
    </style:style>
    <style:style style:name="T32" style:family="text">
      <style:text-properties officeooo:rsid="44a004ce"/>
    </style:style>
    <style:style style:name="T33" style:family="text">
      <style:text-properties officeooo:rsid="44a34d0c"/>
    </style:style>
    <style:style style:name="T34" style:family="text">
      <style:text-properties officeooo:rsid="44a40a4b"/>
    </style:style>
    <style:style style:name="T35" style:family="text">
      <style:text-properties officeooo:rsid="44a69c30"/>
    </style:style>
    <style:style style:name="T36" style:family="text">
      <style:text-properties officeooo:rsid="44a848c5"/>
    </style:style>
    <style:style style:name="T37" style:family="text">
      <style:text-properties officeooo:rsid="44a867bb"/>
    </style:style>
    <style:style style:name="T38" style:family="text">
      <style:text-properties officeooo:rsid="44a9553d"/>
    </style:style>
    <style:style style:name="T39" style:family="text">
      <style:text-properties officeooo:rsid="44ab2351"/>
    </style:style>
    <style:style style:name="T40" style:family="text">
      <style:text-properties officeooo:rsid="44ae2d9c"/>
    </style:style>
    <style:style style:name="T41" style:family="text">
      <style:text-properties officeooo:rsid="44b2966c"/>
    </style:style>
    <style:style style:name="T42" style:family="text">
      <style:text-properties officeooo:rsid="44b73070"/>
    </style:style>
    <style:style style:name="T43" style:family="text">
      <style:text-properties officeooo:rsid="44b7a7fb"/>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style:font-style-asian="normal" style:font-style-complex="normal"/>
    </style:style>
    <style:style style:name="T47" style:family="text">
      <style:text-properties fo:font-style="normal" officeooo:rsid="44e6c974" style:font-style-asian="normal" style:font-style-complex="normal"/>
    </style:style>
    <style:style style:name="T48" style:family="text">
      <style:text-properties fo:font-weight="normal" style:font-weight-asian="normal" style:font-weight-complex="normal"/>
    </style:style>
    <style:style style:name="T49" style:family="text">
      <style:text-properties officeooo:rsid="44b90de9"/>
    </style:style>
    <style:style style:name="T50" style:family="text">
      <style:text-properties officeooo:rsid="44baebac"/>
    </style:style>
    <style:style style:name="T51" style:family="text">
      <style:text-properties officeooo:rsid="44c17ef9"/>
    </style:style>
    <style:style style:name="T52" style:family="text">
      <style:text-properties officeooo:rsid="44c30151"/>
    </style:style>
    <style:style style:name="T53" style:family="text">
      <style:text-properties officeooo:rsid="44c67e5d"/>
    </style:style>
    <style:style style:name="T54" style:family="text">
      <style:text-properties officeooo:rsid="44cad5c3"/>
    </style:style>
    <style:style style:name="T55" style:family="text">
      <style:text-properties officeooo:rsid="44ccc0fd"/>
    </style:style>
    <style:style style:name="T56" style:family="text">
      <style:text-properties officeooo:rsid="44d8283d"/>
    </style:style>
    <style:style style:name="T57" style:family="text">
      <style:text-properties officeooo:rsid="44d90dc8"/>
    </style:style>
    <style:style style:name="T58" style:family="text">
      <style:text-properties officeooo:rsid="44d920e3"/>
    </style:style>
    <style:style style:name="T59" style:family="text">
      <style:text-properties officeooo:rsid="44d9d64c"/>
    </style:style>
    <style:style style:name="T60" style:family="text">
      <style:text-properties officeooo:rsid="44de87e5"/>
    </style:style>
    <style:style style:name="T61" style:family="text">
      <style:text-properties fo:font-style="italic" style:font-style-asian="italic" style:font-style-complex="italic"/>
    </style:style>
    <style:style style:name="T62" style:family="text">
      <style:text-properties officeooo:rsid="44e1527f"/>
    </style:style>
    <style:style style:name="T63" style:family="text">
      <style:text-properties officeooo:rsid="44e505c7"/>
    </style:style>
    <style:style style:name="T64" style:family="text">
      <style:text-properties fo:font-weight="bold" style:font-weight-asian="bold" style:font-weight-complex="bold"/>
    </style:style>
    <style:style style:name="T65" style:family="text">
      <style:text-properties officeooo:rsid="44e7e408"/>
    </style:style>
    <style:style style:name="T66" style:family="text">
      <style:text-properties officeooo:rsid="44eba2dd"/>
    </style:style>
    <style:style style:name="T67" style:family="text">
      <style:text-properties officeooo:rsid="44ee7f7c"/>
    </style:style>
    <style:style style:name="T68" style:family="text">
      <style:text-properties officeooo:rsid="44ef4ac8"/>
    </style:style>
    <style:style style:name="T69" style:family="text">
      <style:text-properties officeooo:rsid="44f09952"/>
    </style:style>
    <style:style style:name="T70" style:family="text">
      <style:text-properties officeooo:rsid="44f1b308"/>
    </style:style>
    <style:style style:name="T71" style:family="text">
      <style:text-properties officeooo:rsid="44f1bee8"/>
    </style:style>
    <style:style style:name="T72" style:family="text">
      <style:text-properties officeooo:rsid="44f66367"/>
    </style:style>
    <style:style style:name="T73" style:family="text">
      <style:text-properties officeooo:rsid="44f6c94e"/>
    </style:style>
    <style:style style:name="T74" style:family="text">
      <style:text-properties officeooo:rsid="44f9f453"/>
    </style:style>
    <style:style style:name="T75" style:family="text">
      <style:text-properties officeooo:rsid="450a5ce9"/>
    </style:style>
    <style:style style:name="T76" style:family="text">
      <style:text-properties officeooo:rsid="451168d3"/>
    </style:style>
    <style:style style:name="T77" style:family="text">
      <style:text-properties officeooo:rsid="45137ace"/>
    </style:style>
    <style:style style:name="T78" style:family="text">
      <style:text-properties officeooo:rsid="4514d6e9"/>
    </style:style>
    <style:style style:name="T79" style:family="text">
      <style:text-properties officeooo:rsid="4516cbd5"/>
    </style:style>
    <style:style style:name="T80" style:family="text">
      <style:text-properties officeooo:rsid="4518ab05"/>
    </style:style>
    <style:style style:name="T81" style:family="text">
      <style:text-properties officeooo:rsid="45197c0c"/>
    </style:style>
    <style:style style:name="T82" style:family="text">
      <style:text-properties officeooo:rsid="451d1da7"/>
    </style:style>
    <style:style style:name="T83" style:family="text">
      <style:text-properties officeooo:rsid="451ec006"/>
    </style:style>
    <style:style style:name="T84" style:family="text">
      <style:text-properties officeooo:rsid="451ecbe9"/>
    </style:style>
    <style:style style:name="T85" style:family="text">
      <style:text-properties officeooo:rsid="4520a274"/>
    </style:style>
    <style:style style:name="T86" style:family="text">
      <style:text-properties officeooo:rsid="4525ee4b"/>
    </style:style>
    <style:style style:name="T87" style:family="text">
      <style:text-properties officeooo:rsid="45299022"/>
    </style:style>
    <style:style style:name="T88" style:family="text">
      <style:text-properties officeooo:rsid="452ab8d6"/>
    </style:style>
    <style:style style:name="T89" style:family="text">
      <style:text-properties officeooo:rsid="452ce818"/>
    </style:style>
    <style:style style:name="T90" style:family="text">
      <style:text-properties officeooo:rsid="452eaa7c"/>
    </style:style>
    <style:style style:name="T91" style:family="text">
      <style:text-properties officeooo:rsid="452f9391"/>
    </style:style>
    <style:style style:name="T92" style:family="text">
      <style:text-properties officeooo:rsid="45393a79"/>
    </style:style>
    <style:style style:name="T93" style:family="text">
      <style:text-properties officeooo:rsid="453c544a"/>
    </style:style>
    <style:style style:name="T94" style:family="text">
      <style:text-properties officeooo:rsid="453c9c62"/>
    </style:style>
    <style:style style:name="T95" style:family="text">
      <style:text-properties officeooo:rsid="45412f40"/>
    </style:style>
    <style:style style:name="T96" style:family="text">
      <style:text-properties officeooo:rsid="45428729"/>
    </style:style>
    <style:style style:name="T97" style:family="text">
      <style:text-properties officeooo:rsid="44cd054a"/>
    </style:style>
    <style:style style:name="T98" style:family="text">
      <style:text-properties officeooo:rsid="45483f5e"/>
    </style:style>
    <style:style style:name="T99" style:family="text">
      <style:text-properties officeooo:rsid="454859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Loot</text:h>
      <text:p text:style-name="P17">/<text:span text:style-name="T78">*</text:span></text:p>
      <text:p text:style-name="P22">PLAN:<text:line-break/>- na rare kouzla a rare recepty se v první verzi vykašlu. Jako loot se dají použít i recepty a kouzla v pravidech + bude to obsahem modulů.<text:line-break/>- <text:span text:style-name="T92">ne tak docela – recepty z rare surovin by v pravidlech bejt měly.</text:span></text:p>
      <text:p text:style-name="P22">*/</text:p>
      <text:p text:style-name="P17">V této kapitole si probereme, kolik by měly postavy vydělávat a za co mohou své zlaťáky utrácet.</text:p>
      <text:h text:style-name="Heading_20_2" text:outline-level="2">Zdroje příjmů</text:h>
      <text:h text:style-name="P107" text:outline-level="3">Prodej nalezených pokladů</text:h>
      <text:p text:style-name="P23">Nejčastějším zdrojem příjmů postav je prodej nalezených cenností. <text:span text:style-name="T66">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P108" text:outline-level="3"><text:soft-page-break/>Odměn<text:span text:style-name="T81">a</text:span></text:h>
      <text:p text:style-name="P24">Dalším obvyklým zdrojem příjmů dobrodruhů jsou odměny. Pán kraje může například vypsat odměnu za hlavu nestvůry, která <text:span text:style-name="T79">vraždí</text:span> nebohé vesničany, <text:span text:style-name="T79">alchymista může shánět vzácnou surovinu, kouzelník může chtít přinést knihu ze ztraceného města, bohatý obchodník může postavy odměnit za záchranu své dcery.<text:line-break/><text:tab/>Výše odměny obvykle závisí na možnostech toho, kdo ji platí, a také na obtížnosti úkolu. Dej také pozor na to, aby zvolená částka byla vůbec pro postavy zajímavá. Můžeš to zhruba odhadnout podle jejich živobytí – když si měsíčně platí 30 zl za živobytí zemanů, tak se nejspíš za 2 zlaté nebudou chtít trmácet někam daleko do hor.</text:span></text:p>
      <text:h text:style-name="Heading_20_3" text:outline-level="3">Žold</text:h>
      <text:p text:style-name="P25">Postavy se mohou nechat najmou jako strážci karavany, ozbrojená posádka námořní lodi, jako ochranka nějakého velmože a podobně. K odhadu, kolik si tím vydělají, použij náklady <text:span text:style-name="T80">na</text:span> živobytí. <text:span text:style-name="T63">Obyčejný strážce karavany nejspíš žije jako učedník a vydělá si tedy 3 zl za měsíc. Členové elitní gardy mají příjem jako měšťané, tedy 10 zl za měsíc. Velmož, který si na svou ochranu najme proslaveného dobrodruha, mu nejspíš nabídne dost na živobytí zemana, tedy 30 zl na měsíc.</text:span></text:p>
      <text:p text:style-name="Example_20_Header">Příklad:</text:p>
      <text:p text:style-name="Example">Družina plánuje cestovat na sever.</text:p>
      <text:p text:style-name="Example"><text:span text:style-name="T64">Pavel:</text:span> „Domluvil jsem, že se můžeme přidat ke kupecké karavaně, která míří stejným směrem. Budou nás platit jako běžné zbrojnoše, tedy 3 zlaťáky na osobu za měsíc.</text:p>
      <text:p text:style-name="Example"><text:soft-page-break/><text:span text:style-name="T64">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pan text:style-name="T64">Pán jeskyně:</text:span> „<text:span text:style-name="T65">Ve skutečnosti to bude asi tak, že jíst budete společně s karavanou a odečtou vám to z žoldu. Ale celkově si vyděláte těch 6 zlatých, jak říkala Katka.</text:span>“</text:p>
      <text:p text:style-name="Example"><text:span text:style-name="T45">Jana:</text:span><text:span text:style-name="T46"> „Jsem pro. </text:span><text:span text:style-name="T47">Kdy vyrážíme?</text:span><text:span text:style-name="T46">“</text:span></text:p>
      <text:p text:style-name="P28">Nemusí to samozřejmě být přesně tyto částky. Vůdce karavany může klidně nabídnout trochu víc nebo míň a postavy mohou smlouvat.</text:p>
      <text:h text:style-name="Heading_20_3" text:outline-level="3">Obyčejná práce</text:h>
      <text:p text:style-name="P17">Postavy <text:span text:style-name="T80">také</text:span> mohou chtít provozovat obyčejnou, nedobrodružnou živnost. Válečník s dovedností <text:span text:style-name="T61">tesařství</text:span> může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Odhadni, jaké živobytí <text:span text:style-name="T62">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p text:style-name="P26"><text:soft-page-break/>Příjmy z obyčejné práce se hodí, když postavy někam cestují, nebo třeba když chcete posunout čas ve hře. <text:span text:style-name="T82">V tom případě můžete říct, že se postavy živí tím, co umí, a nemusí tedy po tuto dobu utrácet za živobytí.</text:span></text:p>
      <text:h text:style-name="P104" text:outline-level="2">Kolik by měly postavy vydělávat?</text:h>
      <text:p text:style-name="P18">Při přidělování pokladů mysli především na to, aby postavy měly za co utrácet. Hráč<text:span text:style-name="T77">i</text:span> by <text:span text:style-name="T77">si</text:span> vždy měli <text:span text:style-name="T77">říkat</text:span> „chceme si koupit tohle tohle a tohle a potřebujeme na to vydělat“, nikoliv „máme spoustu peněz a nevíme, co s nimi“.<text:line-break/><text:tab/><text:span text:style-name="T67">Předtím, než začneš vymýšlet, jaké poklady na postavy čekají, si tedy udělej přehled o tom, jaké mají výdaje a co si mohou chtít koupit.</text:span></text:p>
      <text:p text:style-name="P19">TODO: Výcvik a přestupy na vyšší úroveň?<text:line-break/>Knihy (studijní materiál).</text:p>
      <text:p text:style-name="Example_20_Header">Živobytí</text:p>
      <text:p text:style-name="Example"><text:span text:style-name="T69">Postavy si určitě</text:span> budou chtí<text:span text:style-name="T60">t</text:span> udržet své stávající živobytí, <text:span text:style-name="T71">to tedy obvykle budou jejich náklady</text:span>. <text:span text:style-name="T70">Příjem by ale měly mít vždy vyšší, protože vydělávat jen na placení účtů není zrovna zábavné.</text:span></text:p>
      <text:p text:style-name="Example_20_Header">Poplatky za přestup na vyšší úroveň</text:p>
      <text:p text:style-name="Example">Přestup stojí dvojnásobek nové úrovně ve zlaťácích. Ohlídej si, aby na to všechny postavy měly dost peněz. <text:span text:style-name="T88">Když by totiž postoupily jen některé, ostatní by na ně stejně musely čekat a navíc by se ti rozjely úrovně v družině, což není žádoucí, protože hráči postav na nižších úrovních se pak budou hůř uplatňovat.</text:span></text:p>
      <text:p text:style-name="Example_20_Header">Běžná výbava</text:p>
      <text:p text:style-name="Example">Válečník si může chtít koupit novou zbraň a podobně. <text:span text:style-name="T68">Pokud </text:span>ale<text:span text:style-name="T68"> zrovna postavy někdo neokradl, bývají to zanedbatelné částky.</text:span></text:p>
      <text:p text:style-name="Example_20_Header"><text:soft-page-break/>Neobvyklé předměty</text:p>
      <text:p text:style-name="Example">Postavy si mohou chtít pořídit zbroje či zbraně z neobvyklých materiálů, viz kapitola /* TODO: odkaz */.</text:p>
      <text:p text:style-name="Example_20_Header"><text:span text:style-name="T73">Trvalé k</text:span>ouzelné předměty</text:p>
      <text:p text:style-name="Example">Kouzelné předměty <text:span text:style-name="T72">postavám</text:span> rozšiřují možnosti <text:span text:style-name="T72">a jsou to tedy pro hráče obvykle nejlákavější odměny. Většinu jich najdou na výpravách, určitě by ale měly čas od času narazit na obchodníka, který jich má několik v nabídce. Více se o tom dozvíš v kapitole /* TODO: odkaz */.</text:span></text:p>
      <text:p text:style-name="Example_20_Header">Lektvary a jiné spotřební kouzelné předměty</text:p>
      <text:p text:style-name="P101">V nabídce obchodníků by také určitě měly být lektvary a jiné spotřební kouzelné předměty. Drž si přehled o tom, kolik jich hráči mají – pokud mají <text:span text:style-name="T83">desítky</text:span> <text:span text:style-name="T61">léčivých lektvarů</text:span> a jen zřídka nějaký použijí, o další nejspíš stát nebudou.<text:line-break/><text:tab/>Pokud je v družině alchymista, měl by většinu lektvarů vyrábět on, <text:span text:style-name="T85">aby měl možnost uplatnit své schopnosti</text:span>. <text:span text:style-name="T84">Je to</text:span> zajištěno tím, že je vyrábí levněji (za poloviční cenu než za jakou je prodávají obchodníci), ale i tak je dobré mu nedělat konkurenci a dávat <text:span text:style-name="T75">do nabídky</text:span> obchodníků spíš lektvary, které neumí vyr<text:span text:style-name="T86">obit</text:span>.</text:p>
      <text:p text:style-name="Example_20_Header">Alchymistické suroviny</text:p>
      <text:p text:style-name="Example">Většinu surovin by měl alchymista vytěžit z toho, co najde, <text:span text:style-name="T74">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Domy, lodě a jiné velké výdaje</text:p>
      <text:p text:style-name="Example">Když se postavy rozhodnou pořídit si dům, loď, nebo jinou hodně drahou věc, je to super, protože budou potřebovat opravdu hodně peněz a tedy jim můžeš připravit spoustu pokladů. <text:span text:style-name="T76">Nepříjemné ale je, že</text:span> se tím trivializují všechny menší částky. <text:span text:style-name="T76">Než tedy postavy zavalíš horou zlata, ujisti se, že si opravdu chtějí něco drahého pořídit.</text:span></text:p>
      <text:p text:style-name="P20"><text:soft-page-break/>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27">TODO: Až budou kouzelné předměty, tak přepracovat konec příkladu – měl by tam určitě bejt součet, <text:span text:style-name="T89">což je</text:span> rozpočet na další úroveň.</text:p>
      <text:p text:style-name="P100">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text:line-break/><text:tab/><text:span text:style-name="T87">Postavy jsou na první úrovni, takže na přestup na další úroveň bude každá z nich potřebovat 4 zl.</text:span><text:line-break/><text:tab/>Za nic dalšího zatím hráči utrácet neplánují, takže tato částka zhruba určuje celkovou cenu pokladů, které postavy mohou při své výpravě na sever nalézt. Spíš by to mělo být trochu méně, aby si nemohly koupit hned všechno.</text:p>
      <text:h text:style-name="P105" text:outline-level="2">Oceňování pokladů</text:h>
      <text:p text:style-name="P21">Truhla velká dřevěná s kováním</text:p>
      <text:p text:style-name="P21">Truhla velká dřevěná</text:p>
      <text:p text:style-name="P21">Truhla střední dřevěná s kováním</text:p>
      <text:p text:style-name="P21">Truhla střední dřevěná</text:p>
      <text:p text:style-name="P21">Truhla malá dřevěná s kováním</text:p>
      <text:p text:style-name="P21"><text:soft-page-break/>Truhla malá dřevěná</text:p>
      <text:p text:style-name="P21">Truhlice, celokovová</text:p>
      <text:p text:style-name="P21">Zámek na truhlu - vestavěný</text:p>
      <text:p text:style-name="P21">Zámek - visací</text:p>
      <text:p text:style-name="P21"/>
      <text:p text:style-name="P21">Drahé plátno</text:p>
      <text:p text:style-name="P21">Koberec</text:p>
      <text:p text:style-name="P21">Mosazné nádobí</text:p>
      <text:p text:style-name="P8">Stříbrné nádobí</text:p>
      <text:p text:style-name="P8"/>
      <text:p text:style-name="P9">Knihy</text:p>
      <text:h text:style-name="Heading_20_3" text:outline-level="3">Cena <text:span text:style-name="T56">materiálu</text:span></text:h>
      <text:p text:style-name="P15">Mince mají cenu kovů, ze kterých jsou vyrobené. Jedna mince obyčejně váží 4 gramy, jeden kilogram kovu tedy stojí stejně jako 250 mincí z něj vyrobených.</text:p>
      <text:list xml:id="list2819773908" text:style-name="L1">
        <text:list-item>
          <text:p text:style-name="P116">Železo a ocel stojí desetkrát méně než měď.</text:p>
        </text:list-item>
        <text:list-item>
          <text:p text:style-name="P117">Bronz, cín <text:span text:style-name="T51">a</text:span> mosaz stojí <text:span text:style-name="T51">zhruba</text:span> stejně jako měď.</text:p>
        </text:list-item>
        <text:list-item>
          <text:p text:style-name="P118">Stříbro stojí desetkrát víc, zlato stokrát víc.</text:p>
        </text:list-item>
        <text:list-item>
          <text:p text:style-name="P119">Slonovina, rohovina a polodrahokamy (nefrit, křišťál) stojí zhruba jako stříbro.</text:p>
        </text:list-item>
      </text:list>
      <text:p text:style-name="P16"><text:soft-page-break/><text:span text:style-name="T52">P</text:span>oměry cen <text:span text:style-name="T57">materiálů</text:span> zůstávají zachovány i u výrobků. Zlatá náušnice tedy bude stát desetkrát víc než stříbrná <text:span text:style-name="T58">a zlatá soška bude stát desetkrát víc než soška ze slonoviny</text:span>.</text:p>
      <text:h text:style-name="P109" text:outline-level="3"><text:span text:style-name="T42">Kovové i</text:span>ngoty</text:h>
      <text:p text:style-name="P5"><text:span text:style-name="T53">Ingoty, stejně jako mince, m</text:span>ají cenu kovu, ze kterého jsou vyrobené.</text:p>
      <text:list xml:id="list3718411914" text:style-name="L2">
        <text:list-item>
          <text:p text:style-name="P120">Malý ingot váží 40 gramů a stojí jako 10 mincí z příslušného kovu.</text:p>
        </text:list-item>
        <text:list-item>
          <text:p text:style-name="P120">Střední ingot váží 200 gramů a stojí jako 50 mincí z příslušného kovu.</text:p>
        </text:list-item>
        <text:list-item>
          <text:p text:style-name="P120">Velký ingot váží 1 kg a stojí jako 250 mincí z příslušného kovu.</text:p>
        </text:list-item>
      </text:list>
      <text:h text:style-name="Heading_20_3" text:outline-level="3">Šperky</text:h>
      <text:p text:style-name="P7">V tabulce je uvedena cena základu šperků, bez vsazených drahých kamenů či perel. Jejich cenu tedy musíš přičíst.</text:p>
      <text:p text:style-name="Example_20_Header">Příklad:</text:p>
      <text:p text:style-name="Example">Stříbrná náušnice s perlou stojí 15 st <text:span text:style-name="T59">(</text:span>5 st za stříbrnou náušnici a 1 zl za vsazenou perlu<text:span text:style-name="T59">)</text:span>.</text:p>
      <text:h text:style-name="Heading_20_3" text:outline-level="3">Sošky</text:h>
      <text:p text:style-name="P11">Zlato, stříbro</text:p>
      <text:p text:style-name="P12">Polodrahokam (křišťál, nefrit)</text:p>
      <text:p text:style-name="P11">Slonovina nebo rohovina</text:p>
      <text:h text:style-name="Heading_20_3" text:outline-level="3"><text:soft-page-break/>Nádobí</text:h>
      <text:p text:style-name="P12">stříbro</text:p>
      <text:h text:style-name="Heading_20_3" text:outline-level="3">Drahokamy</text:h>
      <text:p text:style-name="P2">Cena uvedená v tabulce je za vybroušený drahokam. Surový (nebroušený) kámen stojí polovinu. Cena drahokamů prudce roste s jejich velikostí. <text:span text:style-name="T30">V tabulce je cena za kámen běžné velikosti. Malé kameny stojí desetinu, velké desetinásobek. Opravdu velké drahokamy jsou ještě mnohem dražší. Jsou ale také nesmírně vzácné, obvykle mají svá vlastní jména a nepovalují se jen tak po jeskyních.</text:span></text:p>
      <text:p text:style-name="P97">Diamant <text:span text:style-name="T29">(čirý, žlutý, modrý, růžový, červený)</text:span></text:p>
      <text:p text:style-name="P97">Smaragd <text:span text:style-name="T31">(zelený)</text:span></text:p>
      <text:p text:style-name="P97">Rubín <text:span text:style-name="T31">(červený)</text:span></text:p>
      <text:p text:style-name="P97">Safír <text:span text:style-name="T31">(modrý, oranžový, růžový, žlutý, zelený)</text:span></text:p>
      <text:p text:style-name="P98">Topaz <text:span text:style-name="T31">(čirý, žlutý, růžový, hnědý, modrý)</text:span></text:p>
      <text:h text:style-name="P110"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32">Neopracované stojí polovinu.</text:span></text:p>
      <text:p text:style-name="P97">Achát, <text:span text:style-name="T28">Akvamarín, Ametyst, Beryl, Citrín, Granát, Hematit, Chryzoberyl, Jantar, Jaspis, Kalcit, Karneol, Korund, Křišťál, Lazurit, Malachit, Nefrit, Obsidián, Olivín, Onyx, Opál, Pyrit, Růženín, Spinel, Turmalín, Tygří oko, Tyrkys, Zirkon</text:span></text:p>
      <text:h text:style-name="Heading_20_3" text:outline-level="3"><text:soft-page-break/>Perly</text:h>
      <text:p text:style-name="P2">bílá, růžová, černá</text:p>
      <text:h text:style-name="Heading_20_3" text:outline-level="3">Drahé látky</text:h>
      <text:p text:style-name="P10">hedvábí</text:p>
      <text:h text:style-name="Heading_20_3" text:outline-level="3">Koberce</text:h>
      <text:p text:style-name="P14"/>
      <text:h text:style-name="Heading_20_3" text:outline-level="3">Pozlacené předměty a padělky</text:h>
      <text:p text:style-name="P4">Pozlacen<text:span text:style-name="T41">é</text:span> <text:span text:style-name="T41">předměty</text:span> <text:span text:style-name="T40">(setina ceny zlatých, možná ještě míň)</text:span></text:p>
      <text:h text:style-name="Heading_20_3" text:outline-level="3">Určování cen pokladů</text:h>
      <text:p text:style-name="P6">Pozor na to, že ceny uvedené v následující tabulce jsou výkupní – za tuto cenu tedy tyto věci obchodník koupí od postav. <text:span text:style-name="T54">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99"><text:span text:style-name="T55">Výkupní</text:span> cen<text:span text:style-name="T55">y</text:span> pokladů</text:p>
          </table:table-cell>
          <table:covered-table-cell/>
        </table:table-row>
        <table:table-row table:style-name="Table1.2">
          <table:table-cell table:style-name="Table1.A2" table:number-columns-spanned="2" office:value-type="string">
            <text:p text:style-name="P93"><text:span text:style-name="T50">Stříbrné š</text:span>perky</text:p>
          </table:table-cell>
          <table:covered-table-cell/>
        </table:table-row>
        <table:table-row table:style-name="Table1.3">
          <table:table-cell table:style-name="Table1.A2" office:value-type="string">
            <text:p text:style-name="P81"><text:span text:style-name="T33">P</text:span>rsten, <text:span text:style-name="T33">jehlice, brož</text:span>, <text:span text:style-name="T33">dvě</text:span> náušnice, <text:span text:style-name="T34">spona</text:span></text:p>
          </table:table-cell>
          <table:table-cell table:style-name="Table1.A2" office:value-type="string">
            <text:p text:style-name="P83">1 zl</text:p>
          </table:table-cell>
        </table:table-row>
        <table:table-row table:style-name="Table1.4">
          <table:table-cell table:style-name="Table1.A2" office:value-type="string">
            <text:p text:style-name="P81"><text:span text:style-name="T33">N</text:span>áhrdelník, <text:span text:style-name="T27">náramek nebo čelenka</text:span></text:p>
          </table:table-cell>
          <table:table-cell table:style-name="Table1.A2" office:value-type="string">
            <text:p text:style-name="P83">3 zl</text:p>
          </table:table-cell>
        </table:table-row>
        <table:table-row table:style-name="Table1.5">
          <table:table-cell table:style-name="Table1.A2" office:value-type="string">
            <text:p text:style-name="P82">Pás, <text:span text:style-name="T39">řetěz</text:span></text:p>
          </table:table-cell>
          <table:table-cell table:style-name="Table1.A2" office:value-type="string">
            <text:p text:style-name="P84"><text:span text:style-name="T35">5</text:span> zl</text:p>
          </table:table-cell>
        </table:table-row>
        <table:table-row table:style-name="Table1.6">
          <table:table-cell table:style-name="Table1.A2" office:value-type="string">
            <text:p text:style-name="P82">Žezlo, koruna</text:p>
          </table:table-cell>
          <table:table-cell table:style-name="Table1.A2" office:value-type="string">
            <text:p text:style-name="P83"><text:span text:style-name="T35">10</text:span> zl</text:p>
          </table:table-cell>
        </table:table-row>
        <table:table-row table:style-name="Table1.7">
          <table:table-cell table:style-name="Table1.A2" table:number-columns-spanned="2" office:value-type="string">
            <text:p text:style-name="P94"><text:span text:style-name="T50">Zlaté š</text:span>perky</text:p>
          </table:table-cell>
          <table:covered-table-cell/>
        </table:table-row>
        <table:table-row table:style-name="Table1.8">
          <table:table-cell table:style-name="Table1.A2" office:value-type="string">
            <text:p text:style-name="P81"><text:span text:style-name="T33">P</text:span>rsten, <text:span text:style-name="T33">jehlice, brož</text:span>, <text:span text:style-name="T33">dvě</text:span> náušnice, <text:span text:style-name="T34">spona</text:span></text:p>
          </table:table-cell>
          <table:table-cell table:style-name="Table1.A2" office:value-type="string">
            <text:p text:style-name="P83">10 zl</text:p>
          </table:table-cell>
        </table:table-row>
        <table:table-row table:style-name="Table1.9">
          <table:table-cell table:style-name="Table1.A2" office:value-type="string">
            <text:p text:style-name="P81"><text:span text:style-name="T33">N</text:span>áhrdelník, <text:span text:style-name="T27">náramek nebo čelenka</text:span></text:p>
          </table:table-cell>
          <table:table-cell table:style-name="Table1.A2" office:value-type="string">
            <text:p text:style-name="P83">30 zl</text:p>
          </table:table-cell>
        </table:table-row>
        <table:table-row table:style-name="Table1.10">
          <table:table-cell table:style-name="Table1.A2" office:value-type="string">
            <text:p text:style-name="P82">Pás, <text:span text:style-name="T39">řetěz</text:span></text:p>
          </table:table-cell>
          <table:table-cell table:style-name="Table1.A2" office:value-type="string">
            <text:p text:style-name="P84">50 zl</text:p>
          </table:table-cell>
        </table:table-row>
        <table:table-row table:style-name="Table1.11">
          <table:table-cell table:style-name="Table1.A11" office:value-type="string">
            <text:p text:style-name="P82">Žezlo, koruna</text:p>
          </table:table-cell>
          <table:table-cell table:style-name="Table1.A11" office:value-type="string">
            <text:p text:style-name="P83"><text:span text:style-name="T50">10</text:span>0 zl</text:p>
          </table:table-cell>
        </table:table-row>
        <table:table-row table:style-name="Table1.12">
          <table:table-cell table:style-name="Table1.A11" table:number-columns-spanned="2" office:value-type="string">
            <text:p text:style-name="P95">Drahé kameny a perly</text:p>
          </table:table-cell>
          <table:covered-table-cell/>
        </table:table-row>
        <table:table-row table:style-name="Table1.13">
          <table:table-cell table:style-name="Table1.A11" office:value-type="string">
            <text:p text:style-name="P91">Polodrahokam</text:p>
          </table:table-cell>
          <table:table-cell table:style-name="Table1.A11" office:value-type="string">
            <text:p text:style-name="P92">1 zl</text:p>
          </table:table-cell>
        </table:table-row>
        <table:table-row table:style-name="Table1.14">
          <table:table-cell table:style-name="Table1.A11" office:value-type="string">
            <text:p text:style-name="P87"><text:span text:style-name="T36">Bílá nebo růžová p</text:span>erla</text:p>
          </table:table-cell>
          <table:table-cell table:style-name="Table1.A11" office:value-type="string">
            <text:p text:style-name="P86"><text:span text:style-name="T37">1</text:span> zl</text:p>
          </table:table-cell>
        </table:table-row>
        <table:table-row table:style-name="Table1.15">
          <table:table-cell table:style-name="Table1.A11" office:value-type="string">
            <text:p text:style-name="P85">Černá perla</text:p>
          </table:table-cell>
          <table:table-cell table:style-name="Table1.A11" office:value-type="string">
            <text:p text:style-name="P86"><text:span text:style-name="T37">5</text:span> zl</text:p>
          </table:table-cell>
        </table:table-row>
        <table:table-row table:style-name="Table1.16">
          <table:table-cell table:style-name="Table1.A11" office:value-type="string">
            <text:p text:style-name="P85">Topaz</text:p>
          </table:table-cell>
          <table:table-cell table:style-name="Table1.A11" office:value-type="string">
            <text:p text:style-name="P86"><text:span text:style-name="T38">5</text:span> zl</text:p>
          </table:table-cell>
        </table:table-row>
        <table:table-row table:style-name="Table1.17">
          <table:table-cell table:style-name="Table1.A11" office:value-type="string">
            <text:p text:style-name="P87">Safír</text:p>
          </table:table-cell>
          <table:table-cell table:style-name="Table1.A11" office:value-type="string">
            <text:p text:style-name="P86"><text:span text:style-name="T38">8</text:span> zl</text:p>
          </table:table-cell>
        </table:table-row>
        <table:table-row table:style-name="Table1.18">
          <table:table-cell table:style-name="Table1.A11" office:value-type="string">
            <text:p text:style-name="P87">Rubín</text:p>
          </table:table-cell>
          <table:table-cell table:style-name="Table1.A11" office:value-type="string">
            <text:p text:style-name="P86"><text:span text:style-name="T38">10</text:span> z</text:p>
          </table:table-cell>
        </table:table-row>
        <table:table-row table:style-name="Table1.19">
          <table:table-cell table:style-name="Table1.A11" office:value-type="string">
            <text:p text:style-name="P87">Smaragd</text:p>
          </table:table-cell>
          <table:table-cell table:style-name="Table1.A11" office:value-type="string">
            <text:p text:style-name="P86"><text:span text:style-name="T38">15</text:span> zl</text:p>
          </table:table-cell>
        </table:table-row>
        <table:table-row table:style-name="Table1.20">
          <table:table-cell table:style-name="Table1.A11" office:value-type="string">
            <text:p text:style-name="P87">Diamant</text:p>
          </table:table-cell>
          <table:table-cell table:style-name="Table1.A11" office:value-type="string">
            <text:p text:style-name="P86"><text:span text:style-name="T38">25</text:span> zl</text:p>
          </table:table-cell>
        </table:table-row>
        <table:table-row table:style-name="Table1.21">
          <table:table-cell table:style-name="Table1.A11" table:number-columns-spanned="2" office:value-type="string">
            <text:p text:style-name="P96">Malý ingot<text:span text:style-name="T44"> (40 g)</text:span></text:p>
          </table:table-cell>
          <table:covered-table-cell/>
        </table:table-row>
        <table:table-row table:style-name="Table1.22">
          <table:table-cell table:style-name="Table1.A11" office:value-type="string">
            <text:p text:style-name="P90">Měď, cín, bronz <text:span text:style-name="T49">nebo</text:span> mosaz</text:p>
          </table:table-cell>
          <table:table-cell table:style-name="Table1.A11" office:value-type="string">
            <text:p text:style-name="P89">1 st</text:p>
          </table:table-cell>
        </table:table-row>
        <table:table-row table:style-name="Table1.23">
          <table:table-cell table:style-name="Table1.A11" office:value-type="string">
            <text:p text:style-name="P88">Stříbro</text:p>
          </table:table-cell>
          <table:table-cell table:style-name="Table1.A11" office:value-type="string">
            <text:p text:style-name="P38"><text:span text:style-name="T12">1</text:span> zl</text:p>
          </table:table-cell>
        </table:table-row>
        <table:table-row table:style-name="Table1.24">
          <table:table-cell table:style-name="Table1.A11" office:value-type="string">
            <text:p text:style-name="P88">Zlato</text:p>
          </table:table-cell>
          <table:table-cell table:style-name="Table1.A11" office:value-type="string">
            <text:p text:style-name="P38">1<text:span text:style-name="T43">0</text:span> zl</text:p>
          </table:table-cell>
        </table:table-row>
        <table:table-row table:style-name="Table1.25">
          <table:table-cell table:style-name="Table1.A11" table:number-columns-spanned="2" office:value-type="string">
            <text:p text:style-name="P96">Střední ingot<text:span text:style-name="T48"> (200 g)</text:span></text:p>
          </table:table-cell>
          <table:covered-table-cell/>
        </table:table-row>
        <table:table-row table:style-name="Table1.26">
          <table:table-cell table:style-name="Table1.A11" office:value-type="string">
            <text:p text:style-name="P90">Měď, cín, bronz <text:span text:style-name="T49">nebo</text:span> mosaz</text:p>
          </table:table-cell>
          <table:table-cell table:style-name="Table1.A11" office:value-type="string">
            <text:p text:style-name="P89">5 st</text:p>
          </table:table-cell>
        </table:table-row>
        <table:table-row table:style-name="Table1.27">
          <table:table-cell table:style-name="Table1.A11" office:value-type="string">
            <text:p text:style-name="P88">Stříbro</text:p>
          </table:table-cell>
          <table:table-cell table:style-name="Table1.A11" office:value-type="string">
            <text:p text:style-name="P38"><text:span text:style-name="T12">5</text:span> zl</text:p>
          </table:table-cell>
        </table:table-row>
        <table:table-row table:style-name="Table1.28">
          <table:table-cell table:style-name="Table1.A11" office:value-type="string">
            <text:p text:style-name="P88">Zlato</text:p>
          </table:table-cell>
          <table:table-cell table:style-name="Table1.A11" office:value-type="string">
            <text:p text:style-name="P38"><text:span text:style-name="T43">50</text:span> zl</text:p>
          </table:table-cell>
        </table:table-row>
        <table:table-row table:style-name="Table1.29">
          <table:table-cell table:style-name="Table1.A11" table:number-columns-spanned="2" office:value-type="string">
            <text:p text:style-name="P96">Velký ingot<text:span text:style-name="T48"> (1 kg)</text:span></text:p>
          </table:table-cell>
          <table:covered-table-cell/>
        </table:table-row>
        <table:table-row table:style-name="Table1.30">
          <table:table-cell table:style-name="Table1.A11" office:value-type="string">
            <text:p text:style-name="P88">Měď, cín, bronz <text:span text:style-name="T49">nebo</text:span> mosaz</text:p>
          </table:table-cell>
          <table:table-cell table:style-name="Table1.A11" office:value-type="string">
            <text:p text:style-name="P89">25 st</text:p>
          </table:table-cell>
        </table:table-row>
        <table:table-row table:style-name="Table1.31">
          <table:table-cell table:style-name="Table1.A11" office:value-type="string">
            <text:p text:style-name="P88">Stříbro</text:p>
          </table:table-cell>
          <table:table-cell table:style-name="Table1.A11" office:value-type="string">
            <text:p text:style-name="P38"><text:span text:style-name="T43">25</text:span> zl</text:p>
          </table:table-cell>
        </table:table-row>
        <table:table-row table:style-name="Table1.32">
          <table:table-cell table:style-name="Table1.A11" office:value-type="string">
            <text:p text:style-name="P88">Zlato</text:p>
          </table:table-cell>
          <table:table-cell table:style-name="Table1.A11" office:value-type="string">
            <text:p text:style-name="P38"><text:span text:style-name="T43">250</text:span> zl</text:p>
          </table:table-cell>
        </table:table-row>
        <table:table-row table:style-name="Table1.33">
          <table:table-cell table:style-name="Table1.A11" table:number-columns-spanned="2" office:value-type="string">
            <text:p text:style-name="Záhlaví_20_tabulky">Šplhací náčiní</text:p>
          </table:table-cell>
          <table:covered-table-cell/>
        </table:table-row>
        <table:table-row table:style-name="Table1.34">
          <table:table-cell table:style-name="Table1.A11" office:value-type="string">
            <text:p text:style-name="P35">5 metrů lana</text:p>
          </table:table-cell>
          <table:table-cell table:style-name="Table1.A11" office:value-type="string">
            <text:p text:style-name="P39">5 st</text:p>
          </table:table-cell>
        </table:table-row>
        <table:table-row table:style-name="Table1.35">
          <table:table-cell table:style-name="Table1.A11" office:value-type="string">
            <text:p text:style-name="P35">2 metry provazového žebříku</text:p>
          </table:table-cell>
          <table:table-cell table:style-name="Table1.A11" office:value-type="string">
            <text:p text:style-name="P39">5 st</text:p>
          </table:table-cell>
        </table:table-row>
        <text:soft-page-break/>
        <table:table-row table:style-name="Table1.36">
          <table:table-cell table:style-name="Table1.A11" office:value-type="string">
            <text:p text:style-name="P40">2 metry řetězu</text:p>
          </table:table-cell>
          <table:table-cell table:style-name="Table1.A11" office:value-type="string">
            <text:p text:style-name="P39">1 zl</text:p>
          </table:table-cell>
        </table:table-row>
        <table:table-row table:style-name="Table1.37">
          <table:table-cell table:style-name="Table1.A11" office:value-type="string">
            <text:p text:style-name="P41">Kotvička</text:p>
          </table:table-cell>
          <table:table-cell table:style-name="Table1.A11" office:value-type="string">
            <text:p text:style-name="P42">1 zl</text:p>
          </table:table-cell>
        </table:table-row>
        <table:table-row table:style-name="Table1.38">
          <table:table-cell table:style-name="Table1.A11" office:value-type="string">
            <text:p text:style-name="P35">Šplhací pomůcky</text:p>
          </table:table-cell>
          <table:table-cell table:style-name="Table1.A11" office:value-type="string">
            <text:p text:style-name="P39">2 zl</text:p>
          </table:table-cell>
        </table:table-row>
        <table:table-row table:style-name="Table1.39">
          <table:table-cell table:style-name="Table1.A11" office:value-type="string">
            <text:p text:style-name="P40">Kladkostroj</text:p>
          </table:table-cell>
          <table:table-cell table:style-name="Table1.A11" office:value-type="string">
            <text:p text:style-name="P39">1 zl</text:p>
          </table:table-cell>
        </table:table-row>
        <table:table-row table:style-name="Table1.40">
          <table:table-cell table:style-name="Table1.A11" table:number-columns-spanned="2" office:value-type="string">
            <text:p text:style-name="Záhlaví_20_tabulky">Zlodějské pomůcky</text:p>
          </table:table-cell>
          <table:covered-table-cell/>
        </table:table-row>
        <table:table-row table:style-name="Table1.41">
          <table:table-cell table:style-name="Table1.A11" office:value-type="string">
            <text:p text:style-name="P35">Zlodějské náčiní</text:p>
          </table:table-cell>
          <table:table-cell table:style-name="Table1.A11" office:value-type="string">
            <text:p text:style-name="P43">5 zl</text:p>
          </table:table-cell>
        </table:table-row>
        <table:table-row table:style-name="Table1.42">
          <table:table-cell table:style-name="Table1.A11" office:value-type="string">
            <text:p text:style-name="P35">Pytlík nášlapných ježků</text:p>
          </table:table-cell>
          <table:table-cell table:style-name="Table1.A11" office:value-type="string">
            <text:p text:style-name="P43">1 zl</text:p>
          </table:table-cell>
        </table:table-row>
        <table:table-row table:style-name="Table1.43">
          <table:table-cell table:style-name="Table1.A11" office:value-type="string">
            <text:p text:style-name="P35">Líčidla</text:p>
          </table:table-cell>
          <table:table-cell table:style-name="Table1.A11" office:value-type="string">
            <text:p text:style-name="P43">1 zl</text:p>
          </table:table-cell>
        </table:table-row>
        <table:table-row table:style-name="Table1.44">
          <table:table-cell table:style-name="Table1.A11" office:value-type="string">
            <text:p text:style-name="P35">Padělatelské náčiní</text:p>
          </table:table-cell>
          <table:table-cell table:style-name="Table1.A11" office:value-type="string">
            <text:p text:style-name="P43">2 zl</text:p>
          </table:table-cell>
        </table:table-row>
        <table:table-row table:style-name="Table1.45">
          <table:table-cell table:style-name="Table1.A11" table:number-columns-spanned="2" office:value-type="string">
            <text:p text:style-name="Záhlaví_20_tabulky">Léčitelská výbava</text:p>
          </table:table-cell>
          <table:covered-table-cell/>
        </table:table-row>
        <table:table-row table:style-name="Table1.46">
          <table:table-cell table:style-name="Table1.A11" office:value-type="string">
            <text:p text:style-name="P35">Léčitelské potřeby</text:p>
          </table:table-cell>
          <table:table-cell table:style-name="Table1.A11" office:value-type="string">
            <text:p text:style-name="P44">1 zl</text:p>
          </table:table-cell>
        </table:table-row>
        <table:table-row table:style-name="Table1.47">
          <table:table-cell table:style-name="Table1.A11" office:value-type="string">
            <text:p text:style-name="P35"><text:span text:style-name="T24">M</text:span>ast na otevřená zranění</text:p>
          </table:table-cell>
          <table:table-cell table:style-name="Table1.A11" office:value-type="string">
            <text:p text:style-name="P34"><text:span text:style-name="T6">2</text:span><text:span text:style-name="T25"> st za dávku</text:span></text:p>
          </table:table-cell>
        </table:table-row>
        <table:table-row table:style-name="Table1.48">
          <table:table-cell table:style-name="Table1.A11" office:value-type="string">
            <text:p text:style-name="P80">Mast na popáleniny</text:p>
          </table:table-cell>
          <table:table-cell table:style-name="Table1.A11" office:value-type="string">
            <text:p text:style-name="P34"><text:span text:style-name="T6">4</text:span><text:span text:style-name="T26"> st za dávku</text:span></text:p>
          </table:table-cell>
        </table:table-row>
        <table:table-row table:style-name="Table1.49">
          <table:table-cell table:style-name="Table1.A11" table:number-columns-spanned="2" office:value-type="string">
            <text:p text:style-name="Záhlaví_20_tabulky">Psací a malířské potřeby</text:p>
          </table:table-cell>
          <table:covered-table-cell/>
        </table:table-row>
        <table:table-row table:style-name="Table1.50">
          <table:table-cell table:style-name="Table1.A11" office:value-type="string">
            <text:p text:style-name="P35">Písařská souprava</text:p>
          </table:table-cell>
          <table:table-cell table:style-name="Table1.A11" office:value-type="string">
            <text:p text:style-name="P39">1 zl</text:p>
          </table:table-cell>
        </table:table-row>
        <table:table-row table:style-name="Table1.51">
          <table:table-cell table:style-name="Table1.A11" office:value-type="string">
            <text:p text:style-name="P35">Malířské potřeby <text:span text:style-name="T11">(plátna, štětce, barvy)</text:span></text:p>
          </table:table-cell>
          <table:table-cell table:style-name="Table1.A11" office:value-type="string">
            <text:p text:style-name="P68">2 zl</text:p>
          </table:table-cell>
        </table:table-row>
        <table:table-row table:style-name="Table1.52">
          <table:table-cell table:style-name="Table1.A11" table:number-columns-spanned="2" office:value-type="string">
            <text:p text:style-name="Záhlaví_20_tabulky">Hudební nástroje</text:p>
          </table:table-cell>
          <table:covered-table-cell/>
        </table:table-row>
        <table:table-row table:style-name="Table1.53">
          <table:table-cell table:style-name="Table1.A11" office:value-type="string">
            <text:p text:style-name="P35">Buben</text:p>
          </table:table-cell>
          <table:table-cell table:style-name="Table1.A11" office:value-type="string">
            <text:p text:style-name="P69">5 st</text:p>
          </table:table-cell>
        </table:table-row>
        <table:table-row table:style-name="Table1.54">
          <table:table-cell table:style-name="Table1.A11" office:value-type="string">
            <text:p text:style-name="P35">Citera</text:p>
          </table:table-cell>
          <table:table-cell table:style-name="Table1.A11" office:value-type="string">
            <text:p text:style-name="P69">2 zl</text:p>
          </table:table-cell>
        </table:table-row>
        <table:table-row table:style-name="Table1.55">
          <table:table-cell table:style-name="Table1.A11" office:value-type="string">
            <text:p text:style-name="P35">Dudy</text:p>
          </table:table-cell>
          <table:table-cell table:style-name="Table1.A11" office:value-type="string">
            <text:p text:style-name="P69">3 zl</text:p>
          </table:table-cell>
        </table:table-row>
        <table:table-row table:style-name="Table1.56">
          <table:table-cell table:style-name="Table1.A11" office:value-type="string">
            <text:p text:style-name="P35">Flétna</text:p>
          </table:table-cell>
          <table:table-cell table:style-name="Table1.A11" office:value-type="string">
            <text:p text:style-name="P69">2 st</text:p>
          </table:table-cell>
        </table:table-row>
        <table:table-row table:style-name="Table1.57">
          <table:table-cell table:style-name="Table1.A11" office:value-type="string">
            <text:p text:style-name="P35">Harfa</text:p>
          </table:table-cell>
          <table:table-cell table:style-name="Table1.A11" office:value-type="string">
            <text:p text:style-name="P69">3 zl</text:p>
          </table:table-cell>
        </table:table-row>
        <table:table-row table:style-name="Table1.58">
          <table:table-cell table:style-name="Table1.A11" office:value-type="string">
            <text:p text:style-name="P35">Loutna</text:p>
          </table:table-cell>
          <table:table-cell table:style-name="Table1.A11" office:value-type="string">
            <text:p text:style-name="P69">3 zl</text:p>
          </table:table-cell>
        </table:table-row>
        <table:table-row table:style-name="Table1.59">
          <table:table-cell table:style-name="Table1.A11" office:value-type="string">
            <text:p text:style-name="P35">Lyra</text:p>
          </table:table-cell>
          <table:table-cell table:style-name="Table1.A11" office:value-type="string">
            <text:p text:style-name="P69">3 zl</text:p>
          </table:table-cell>
        </table:table-row>
        <table:table-row table:style-name="Table1.60">
          <table:table-cell table:style-name="Table1.A11" office:value-type="string">
            <text:p text:style-name="P35">Píšťala</text:p>
          </table:table-cell>
          <table:table-cell table:style-name="Table1.A11" office:value-type="string">
            <text:p text:style-name="P69">2 st</text:p>
          </table:table-cell>
        </table:table-row>
        <table:table-row table:style-name="Table1.61">
          <table:table-cell table:style-name="Table1.A11" office:value-type="string">
            <text:p text:style-name="P36">Roh</text:p>
          </table:table-cell>
          <table:table-cell table:style-name="Table1.A11" office:value-type="string">
            <text:p text:style-name="P69">2 st</text:p>
          </table:table-cell>
        </table:table-row>
        <table:table-row table:style-name="Table1.62">
          <table:table-cell table:style-name="Table1.A11" table:number-columns-spanned="2" office:value-type="string">
            <text:p text:style-name="Záhlaví_20_tabulky">Skleněné zboží</text:p>
          </table:table-cell>
          <table:covered-table-cell/>
        </table:table-row>
        <table:table-row table:style-name="Table1.63">
          <table:table-cell table:style-name="Table1.A11" office:value-type="string">
            <text:p text:style-name="P35"><text:span text:style-name="T13">*</text:span>Zvětšovací sklo</text:p>
          </table:table-cell>
          <table:table-cell table:style-name="Table1.A11" office:value-type="string">
            <text:p text:style-name="P55">5 zl</text:p>
          </table:table-cell>
        </table:table-row>
        <table:table-row table:style-name="Table1.64">
          <table:table-cell table:style-name="Table1.A11" office:value-type="string">
            <text:p text:style-name="P56">*Dalekohled</text:p>
          </table:table-cell>
          <table:table-cell table:style-name="Table1.A11" office:value-type="string">
            <text:p text:style-name="P55">20 zl</text:p>
          </table:table-cell>
        </table:table-row>
        <table:table-row table:style-name="Table1.65">
          <table:table-cell table:style-name="Table1.A11" table:number-columns-spanned="2" office:value-type="string">
            <text:p text:style-name="Záhlaví_20_tabulky">Alchymistická výbava</text:p>
          </table:table-cell>
          <table:covered-table-cell/>
        </table:table-row>
        <table:table-row table:style-name="Table1.66">
          <table:table-cell table:style-name="Table1.A11" office:value-type="string">
            <text:p text:style-name="P35">Alchymistická aparatura</text:p>
          </table:table-cell>
          <table:table-cell table:style-name="Table1.A11" office:value-type="string">
            <text:p text:style-name="P47">10 zl</text:p>
          </table:table-cell>
        </table:table-row>
        <table:table-row table:style-name="Table1.67">
          <table:table-cell table:style-name="Table1.A11" office:value-type="string">
            <text:p text:style-name="P35">Alchymistická laboratoř</text:p>
          </table:table-cell>
          <table:table-cell table:style-name="Table1.A11" office:value-type="string">
            <text:p text:style-name="P47">100 zl</text:p>
          </table:table-cell>
        </table:table-row>
        <table:table-row table:style-name="Table1.68">
          <table:table-cell table:style-name="Table1.A11" office:value-type="string">
            <text:p text:style-name="P35">Alchymistické suroviny</text:p>
          </table:table-cell>
          <table:table-cell table:style-name="Table1.A11" office:value-type="string">
            <text:p text:style-name="P47">1 zl za 1 mag</text:p>
          </table:table-cell>
        </table:table-row>
        <table:table-row table:style-name="Table1.69">
          <table:table-cell table:style-name="Table1.A11" table:number-columns-spanned="2" office:value-type="string">
            <text:p text:style-name="Záhlaví_20_tabulky">Alchymistick<text:span text:style-name="T10">é</text:span> vý<text:span text:style-name="T10">robky</text:span></text:p>
          </table:table-cell>
          <table:covered-table-cell/>
        </table:table-row>
        <table:table-row table:style-name="Table1.70">
          <table:table-cell table:style-name="Table1.A11" office:value-type="string">
            <text:p text:style-name="P37">Léčivý lektvar</text:p>
          </table:table-cell>
          <table:table-cell table:style-name="Table1.A11" office:value-type="string">
            <text:p text:style-name="P47">2 zl</text:p>
          </table:table-cell>
        </table:table-row>
        <table:table-row table:style-name="Table1.71">
          <table:table-cell table:style-name="Table1.A11" office:value-type="string">
            <text:p text:style-name="P37">Petarda</text:p>
          </table:table-cell>
          <table:table-cell table:style-name="Table1.A11" office:value-type="string">
            <text:p text:style-name="P47">2 zl</text:p>
          </table:table-cell>
        </table:table-row>
        <text:soft-page-break/>
        <table:table-row table:style-name="Table1.72">
          <table:table-cell table:style-name="Table1.A11" office:value-type="string">
            <text:p text:style-name="P37">Dýmovnice</text:p>
          </table:table-cell>
          <table:table-cell table:style-name="Table1.A11" office:value-type="string">
            <text:p text:style-name="P47">2 zl</text:p>
          </table:table-cell>
        </table:table-row>
        <table:table-row table:style-name="Table1.73">
          <table:table-cell table:style-name="Table1.A11" office:value-type="string">
            <text:p text:style-name="P48">*Ostatní alchymistické výrobky</text:p>
          </table:table-cell>
          <table:table-cell table:style-name="Table1.A11" office:value-type="string">
            <text:p text:style-name="P47">2 * cena surovin</text:p>
          </table:table-cell>
        </table:table-row>
        <table:table-row table:style-name="Table1.74">
          <table:table-cell table:style-name="Table1.A11" table:number-columns-spanned="2" office:value-type="string">
            <text:p text:style-name="Záhlaví_20_tabulky">Hořlaviny a žíraviny</text:p>
          </table:table-cell>
          <table:covered-table-cell/>
        </table:table-row>
        <table:table-row table:style-name="Table1.75">
          <table:table-cell table:style-name="Table1.A11" office:value-type="string">
            <text:p text:style-name="P48">Láhev zápalného oleje</text:p>
          </table:table-cell>
          <table:table-cell table:style-name="Table1.A11" office:value-type="string">
            <text:p text:style-name="P49">5 st</text:p>
          </table:table-cell>
        </table:table-row>
        <table:table-row table:style-name="Table1.76">
          <table:table-cell table:style-name="Table1.A11" office:value-type="string">
            <text:p text:style-name="P48">Flakón s vitriolem</text:p>
          </table:table-cell>
          <table:table-cell table:style-name="Table1.A11" office:value-type="string">
            <text:p text:style-name="P49">1 zl</text:p>
          </table:table-cell>
        </table:table-row>
        <table:table-row table:style-name="Table1.77">
          <table:table-cell table:style-name="Table1.A11" table:number-columns-spanned="2" office:value-type="string">
            <text:p text:style-name="Záhlaví_20_tabulky">Jedy</text:p>
          </table:table-cell>
          <table:covered-table-cell/>
        </table:table-row>
        <table:table-row table:style-name="Table1.78">
          <table:table-cell table:style-name="Table1.A11" office:value-type="string">
            <text:p text:style-name="P48">Vlčí mor</text:p>
          </table:table-cell>
          <table:table-cell table:style-name="Table1.A11" office:value-type="string">
            <text:p text:style-name="P50">5 st za dávku</text:p>
          </table:table-cell>
        </table:table-row>
        <table:table-row table:style-name="Table1.79">
          <table:table-cell table:style-name="Table1.A11" office:value-type="string">
            <text:p text:style-name="P51">Jed ze zmije</text:p>
          </table:table-cell>
          <table:table-cell table:style-name="Table1.A11" office:value-type="string">
            <text:p text:style-name="P50">2 zl za dávku</text:p>
          </table:table-cell>
        </table:table-row>
        <table:table-row table:style-name="Table1.80">
          <table:table-cell table:style-name="Table1.A11" office:value-type="string">
            <text:p text:style-name="P51">Bol<text:span text:style-name="T14">e</text:span>hlav</text:p>
          </table:table-cell>
          <table:table-cell table:style-name="Table1.A11" office:value-type="string">
            <text:p text:style-name="P52">4 st za dávku</text:p>
          </table:table-cell>
        </table:table-row>
        <table:table-row table:style-name="Table1.81">
          <table:table-cell table:style-name="Table1.A11" office:value-type="string">
            <text:p text:style-name="P51">Muchomůrka zelená</text:p>
          </table:table-cell>
          <table:table-cell table:style-name="Table1.A11" office:value-type="string">
            <text:p text:style-name="P52">2 st za dávku</text:p>
          </table:table-cell>
        </table:table-row>
        <table:table-row table:style-name="Table1.82">
          <table:table-cell table:style-name="Table1.A11" office:value-type="string">
            <text:p text:style-name="P51">Jed z černé ropuchy</text:p>
          </table:table-cell>
          <table:table-cell table:style-name="Table1.A11" office:value-type="string">
            <text:p text:style-name="P31"><text:span text:style-name="T2">6</text:span><text:span text:style-name="T21"> st za dávku</text:span></text:p>
          </table:table-cell>
        </table:table-row>
        <table:table-row table:style-name="Table1.83">
          <table:table-cell table:style-name="Table1.A11" office:value-type="string">
            <text:p text:style-name="P78">*Arzenik</text:p>
          </table:table-cell>
          <table:table-cell table:style-name="Table1.A11" office:value-type="string">
            <text:p text:style-name="P79">6 zl za dávku</text:p>
          </table:table-cell>
        </table:table-row>
        <table:table-row table:style-name="Table1.84">
          <table:table-cell table:style-name="Table1.A11" office:value-type="string">
            <text:p text:style-name="P51">*Jed z kobry</text:p>
          </table:table-cell>
          <table:table-cell table:style-name="Table1.A11" office:value-type="string">
            <text:p text:style-name="P52">5 zl za dávku</text:p>
          </table:table-cell>
        </table:table-row>
        <table:table-row table:style-name="Table1.85">
          <table:table-cell table:style-name="Table1.A11" office:value-type="string">
            <text:p text:style-name="P53">*Kurare</text:p>
          </table:table-cell>
          <table:table-cell table:style-name="Table1.A11" office:value-type="string">
            <text:p text:style-name="P32"><text:span text:style-name="T3">2</text:span><text:span text:style-name="T22">0 zl za dávku</text:span></text:p>
          </table:table-cell>
        </table:table-row>
        <table:table-row table:style-name="Table1.86">
          <table:table-cell table:style-name="Table1.A11" office:value-type="string">
            <text:p text:style-name="P54"><text:span text:style-name="T23">*</text:span>Jed z pralesničky</text:p>
          </table:table-cell>
          <table:table-cell table:style-name="Table1.A11" office:value-type="string">
            <text:p text:style-name="P33"><text:span text:style-name="T4">1</text:span><text:span text:style-name="T5">0</text:span><text:span text:style-name="T22">0 zl za dávku</text:span></text:p>
          </table:table-cell>
        </table:table-row>
        <table:table-row table:style-name="Table1.87">
          <table:table-cell table:style-name="Table1.A11" table:number-columns-spanned="2" office:value-type="string">
            <text:p text:style-name="Záhlaví_20_tabulky"><text:span text:style-name="T17">Tažná, nákladní a j</text:span>ezdecká zvířata</text:p>
          </table:table-cell>
          <table:covered-table-cell/>
        </table:table-row>
        <table:table-row table:style-name="Table1.88">
          <table:table-cell table:style-name="Table1.A11" office:value-type="string">
            <text:p text:style-name="P74">Tažný pes</text:p>
          </table:table-cell>
          <table:table-cell table:style-name="Table1.A11" office:value-type="string">
            <text:p text:style-name="P75">1 zl</text:p>
          </table:table-cell>
        </table:table-row>
        <table:table-row table:style-name="Table1.89">
          <table:table-cell table:style-name="Table1.A11" office:value-type="string">
            <text:p text:style-name="P35">Osel nebo mula</text:p>
          </table:table-cell>
          <table:table-cell table:style-name="Table1.A11" office:value-type="string">
            <text:p text:style-name="P45">2 zl</text:p>
          </table:table-cell>
        </table:table-row>
        <table:table-row table:style-name="Table1.90">
          <table:table-cell table:style-name="Table1.A11" office:value-type="string">
            <text:p text:style-name="P35">Vůl, <text:span text:style-name="T18">kráva</text:span></text:p>
          </table:table-cell>
          <table:table-cell table:style-name="Table1.A11" office:value-type="string">
            <text:p text:style-name="P45">5 zl</text:p>
          </table:table-cell>
        </table:table-row>
        <table:table-row table:style-name="Table1.91">
          <table:table-cell table:style-name="Table1.A11" office:value-type="string">
            <text:p text:style-name="P72">Poník</text:p>
          </table:table-cell>
          <table:table-cell table:style-name="Table1.A11" office:value-type="string">
            <text:p text:style-name="P73">8 zl</text:p>
          </table:table-cell>
        </table:table-row>
        <table:table-row table:style-name="Table1.92">
          <table:table-cell table:style-name="Table1.A11" office:value-type="string">
            <text:p text:style-name="P35">Tažný kůň</text:p>
          </table:table-cell>
          <table:table-cell table:style-name="Table1.A11" office:value-type="string">
            <text:p text:style-name="P45">10 zl</text:p>
          </table:table-cell>
        </table:table-row>
        <table:table-row table:style-name="Table1.93">
          <table:table-cell table:style-name="Table1.A11" office:value-type="string">
            <text:p text:style-name="P35">Jezdecký kůň</text:p>
          </table:table-cell>
          <table:table-cell table:style-name="Table1.A11" office:value-type="string">
            <text:p text:style-name="P45">15 zl</text:p>
          </table:table-cell>
        </table:table-row>
        <table:table-row table:style-name="Table1.94">
          <table:table-cell table:style-name="Table1.A11" office:value-type="string">
            <text:p text:style-name="P35">*Válečný kůň</text:p>
          </table:table-cell>
          <table:table-cell table:style-name="Table1.A11" office:value-type="string">
            <text:p text:style-name="P45">30 zl</text:p>
          </table:table-cell>
        </table:table-row>
        <table:table-row table:style-name="Table1.95">
          <table:table-cell table:style-name="Table1.A11" office:value-type="string">
            <text:p text:style-name="P57"><text:span text:style-name="T19">*</text:span>Velbloud</text:p>
          </table:table-cell>
          <table:table-cell table:style-name="Table1.A11" office:value-type="string">
            <text:p text:style-name="P58">5 zl</text:p>
          </table:table-cell>
        </table:table-row>
        <table:table-row table:style-name="Table1.96">
          <table:table-cell table:style-name="Table1.A11" office:value-type="string">
            <text:p text:style-name="P70"><text:span text:style-name="T19">*</text:span>Slon</text:p>
          </table:table-cell>
          <table:table-cell table:style-name="Table1.A11" office:value-type="string">
            <text:p text:style-name="P71">25 zl</text:p>
          </table:table-cell>
        </table:table-row>
        <table:table-row table:style-name="Table1.97">
          <table:table-cell table:style-name="Table1.A11" table:number-columns-spanned="2" office:value-type="string">
            <text:p text:style-name="Záhlaví_20_tabulky">Dopravní prostředky</text:p>
          </table:table-cell>
          <table:covered-table-cell/>
        </table:table-row>
        <table:table-row table:style-name="Table1.98">
          <table:table-cell table:style-name="Table1.A11" office:value-type="string">
            <text:p text:style-name="P76">Sáně</text:p>
          </table:table-cell>
          <table:table-cell table:style-name="Table1.A11" office:value-type="string">
            <text:p text:style-name="P77">6 st</text:p>
          </table:table-cell>
        </table:table-row>
        <table:table-row table:style-name="Table1.99">
          <table:table-cell table:style-name="Table1.A11" office:value-type="string">
            <text:p text:style-name="P35">Kára nebo dvoukolák</text:p>
          </table:table-cell>
          <table:table-cell table:style-name="Table1.A11" office:value-type="string">
            <text:p text:style-name="P46">1 zl</text:p>
          </table:table-cell>
        </table:table-row>
        <table:table-row table:style-name="Table1.100">
          <table:table-cell table:style-name="Table1.A11" office:value-type="string">
            <text:p text:style-name="P35">Vůz</text:p>
          </table:table-cell>
          <table:table-cell table:style-name="Table1.A11" office:value-type="string">
            <text:p text:style-name="P46">5 zl</text:p>
          </table:table-cell>
        </table:table-row>
        <table:table-row table:style-name="Table1.101">
          <table:table-cell table:style-name="Table1.A11" office:value-type="string">
            <text:p text:style-name="P35">Kočár</text:p>
          </table:table-cell>
          <table:table-cell table:style-name="Table1.A11" office:value-type="string">
            <text:p text:style-name="P46">20 zl</text:p>
          </table:table-cell>
        </table:table-row>
        <table:table-row table:style-name="Table1.102">
          <table:table-cell table:style-name="Table1.A11" table:number-columns-spanned="2" office:value-type="string">
            <text:p text:style-name="Záhlaví_20_tabulky">Lodě</text:p>
          </table:table-cell>
          <table:covered-table-cell/>
        </table:table-row>
        <table:table-row table:style-name="Table1.103">
          <table:table-cell table:style-name="Table1.A11" office:value-type="string">
            <text:p text:style-name="P59">Loďka pro dvě osoby</text:p>
          </table:table-cell>
          <table:table-cell table:style-name="Table1.A11" office:value-type="string">
            <text:p text:style-name="P60">2 zl</text:p>
          </table:table-cell>
        </table:table-row>
        <table:table-row table:style-name="Table1.104">
          <table:table-cell table:style-name="Table1.A11" office:value-type="string">
            <text:p text:style-name="P59">Člun pro několik osob</text:p>
          </table:table-cell>
          <table:table-cell table:style-name="Table1.A11" office:value-type="string">
            <text:p text:style-name="P60">10 zl</text:p>
          </table:table-cell>
        </table:table-row>
        <table:table-row table:style-name="Table1.105">
          <table:table-cell table:style-name="Table1.A11" office:value-type="string">
            <text:p text:style-name="P59">Malá plachetnice</text:p>
          </table:table-cell>
          <table:table-cell table:style-name="Table1.A11" office:value-type="string">
            <text:p text:style-name="P60">50 zl</text:p>
          </table:table-cell>
        </table:table-row>
        <table:table-row table:style-name="Table1.106">
          <table:table-cell table:style-name="Table1.A11" office:value-type="string">
            <text:p text:style-name="P59">Malá obchodní loď</text:p>
          </table:table-cell>
          <table:table-cell table:style-name="Table1.A11" office:value-type="string">
            <text:p text:style-name="P30"><text:span text:style-name="T1">3</text:span><text:span text:style-name="T20">00 zl</text:span></text:p>
          </table:table-cell>
        </table:table-row>
        <table:table-row table:style-name="Table1.107">
          <table:table-cell table:style-name="Table1.A11" office:value-type="string">
            <text:p text:style-name="P59">Velká obchodní loď</text:p>
          </table:table-cell>
          <table:table-cell table:style-name="Table1.A11" office:value-type="string">
            <text:p text:style-name="P30"><text:span text:style-name="T1">6</text:span><text:span text:style-name="T20">00 zl</text:span></text:p>
          </table:table-cell>
        </table:table-row>
        <table:table-row table:style-name="Table1.108">
          <table:table-cell table:style-name="Table1.A11" office:value-type="string">
            <text:p text:style-name="P59">Malá válečná loď</text:p>
          </table:table-cell>
          <table:table-cell table:style-name="Table1.A11" office:value-type="string">
            <text:p text:style-name="P60"><text:span text:style-name="T15">5</text:span>00 zl</text:p>
          </table:table-cell>
        </table:table-row>
        <text:soft-page-break/>
        <table:table-row table:style-name="Table1.109">
          <table:table-cell table:style-name="Table1.A11" office:value-type="string">
            <text:p text:style-name="P59">Velká válečná loď</text:p>
          </table:table-cell>
          <table:table-cell table:style-name="Table1.A11" office:value-type="string">
            <text:p text:style-name="P60"><text:span text:style-name="T15">2.0</text:span>00 zl</text:p>
          </table:table-cell>
        </table:table-row>
        <table:table-row table:style-name="Table1.110">
          <table:table-cell table:style-name="Table1.A11" table:number-columns-spanned="2" office:value-type="string">
            <text:p text:style-name="Záhlaví_20_tabulky">Domy</text:p>
          </table:table-cell>
          <table:covered-table-cell/>
        </table:table-row>
        <table:table-row table:style-name="Table1.111">
          <table:table-cell table:style-name="Table1.A11" office:value-type="string">
            <text:p text:style-name="P59">Domek s jednou místností, lovecký srub</text:p>
          </table:table-cell>
          <table:table-cell table:style-name="Table1.A11" office:value-type="string">
            <text:p text:style-name="P63">20 zl</text:p>
          </table:table-cell>
        </table:table-row>
        <table:table-row table:style-name="Table1.112">
          <table:table-cell table:style-name="Table1.A11" office:value-type="string">
            <text:p text:style-name="P59">Malý dům</text:p>
          </table:table-cell>
          <table:table-cell table:style-name="Table1.A11" office:value-type="string">
            <text:p text:style-name="P64">100 zl</text:p>
          </table:table-cell>
        </table:table-row>
        <table:table-row table:style-name="Table1.113">
          <table:table-cell table:style-name="Table1.A11" office:value-type="string">
            <text:p text:style-name="P61">Obytná věž</text:p>
          </table:table-cell>
          <table:table-cell table:style-name="Table1.A11" office:value-type="string">
            <text:p text:style-name="P64">200 zl</text:p>
          </table:table-cell>
        </table:table-row>
        <table:table-row table:style-name="Table1.114">
          <table:table-cell table:style-name="Table1.A11" office:value-type="string">
            <text:p text:style-name="P59">Velký dům</text:p>
          </table:table-cell>
          <table:table-cell table:style-name="Table1.A11" office:value-type="string">
            <text:p text:style-name="P62">1.000 zl</text:p>
          </table:table-cell>
        </table:table-row>
        <table:table-row table:style-name="Table1.115">
          <table:table-cell table:style-name="Table1.A11" office:value-type="string">
            <text:p text:style-name="P61">Výstavní dům</text:p>
          </table:table-cell>
          <table:table-cell table:style-name="Table1.A11" office:value-type="string">
            <text:p text:style-name="P66">5.000 zl</text:p>
          </table:table-cell>
        </table:table-row>
        <table:table-row table:style-name="Table1.116">
          <table:table-cell table:style-name="Table1.A11" office:value-type="string">
            <text:p text:style-name="P61">Palác</text:p>
          </table:table-cell>
          <table:table-cell table:style-name="Table1.A11" office:value-type="string">
            <text:p text:style-name="P66">25.000 zl</text:p>
          </table:table-cell>
        </table:table-row>
        <table:table-row table:style-name="Table1.117">
          <table:table-cell table:style-name="Table1.A11" table:number-columns-spanned="2" office:value-type="string">
            <text:p text:style-name="Záhlaví_20_tabulky">Opevněné domy a hrady</text:p>
          </table:table-cell>
          <table:covered-table-cell/>
        </table:table-row>
        <table:table-row table:style-name="Table1.118">
          <table:table-cell table:style-name="Table1.A11" office:value-type="string">
            <text:p text:style-name="P61">Opevněný dům</text:p>
          </table:table-cell>
          <table:table-cell table:style-name="Table1.A11" office:value-type="string">
            <text:p text:style-name="P64">400 zl</text:p>
          </table:table-cell>
        </table:table-row>
        <table:table-row table:style-name="Table1.119">
          <table:table-cell table:style-name="Table1.A11" office:value-type="string">
            <text:p text:style-name="P59">Opevněná věž</text:p>
          </table:table-cell>
          <table:table-cell table:style-name="Table1.A11" office:value-type="string">
            <text:p text:style-name="P64">800 zl</text:p>
          </table:table-cell>
        </table:table-row>
        <table:table-row table:style-name="Table1.120">
          <table:table-cell table:style-name="Table1.A11" office:value-type="string">
            <text:p text:style-name="P59">Malá tvrz</text:p>
          </table:table-cell>
          <table:table-cell table:style-name="Table1.A11" office:value-type="string">
            <text:p text:style-name="P64">3.000 zl</text:p>
          </table:table-cell>
        </table:table-row>
        <table:table-row table:style-name="Table1.121">
          <table:table-cell table:style-name="Table1.A11" office:value-type="string">
            <text:p text:style-name="P61">Hrad</text:p>
          </table:table-cell>
          <table:table-cell table:style-name="Table1.A11" office:value-type="string">
            <text:p text:style-name="P63"><text:span text:style-name="T16">10</text:span>.000 zl</text:p>
          </table:table-cell>
        </table:table-row>
        <table:table-row table:style-name="Table1.122">
          <table:table-cell table:style-name="Table1.A122" office:value-type="string">
            <text:p text:style-name="P67">Pevnost</text:p>
          </table:table-cell>
          <table:table-cell table:style-name="Table1.A122" office:value-type="string">
            <text:p text:style-name="P65">30.000 zl</text:p>
          </table:table-cell>
        </table:table-row>
      </table:table>
      <text:h text:style-name="P106" text:outline-level="2">Rozmisťování pokladů</text:h>
      <text:p text:style-name="P13">Většina pokladů by měly být nepříliš cenné věci, <text:span text:style-name="T90">například</text:span> různé obrazy, knihy, koberce, nádobí, stříbrné šperky, menší počet mincí a podobně. Opravdu <text:span text:style-name="T91">cennými</text:span> poklady šetři. Když totiž hráči každou chvíli narazí na zlatou korunu posázenou diamanty, zvyknou si na to a přestane jim to připadat výjimečné a pamětihodné.</text:p>
      <text:h text:style-name="P106" text:outline-level="2">Prodej pokladů</text:h>
      <text:p text:style-name="P29">Obyčejné poklady, jako jsou různé umělecké předměty, knihy, mince, šperky a podobně, obyčejně není problém prodat, postavy ale musí najít vhodného kupce – v chudé vesnici nejspíš nebude nikdo dost bohatý na to, aby si mohl koupit žezlo posázené rubíny, a navíc by mu beztak nebylo k ničemu dobré. Cennosti je tedy obvykle třeba prodávat ve velkém městě nebo třeba když postavy narazí na kupeckou karavanu.</text:p>
      <text:h text:style-name="P102" text:outline-level="1">Neobvyklé předměty</text:h>
      <text:list xml:id="list1831125105" text:style-name="L3">
        <text:list-item>
          <text:p text:style-name="P121">zápalky</text:p>
        </text:list-item>
        <text:list-item>
          <text:p text:style-name="P122">zapalovač</text:p>
        </text:list-item>
        <text:list-item>
          <text:p text:style-name="P123">svěcená voda</text:p>
        </text:list-item>
        <text:list-item>
          <text:p text:style-name="P124">plamenomet</text:p>
        </text:list-item>
      </text:list>
      <text:h text:style-name="Heading_20_1" text:outline-level="1">Rozpočet</text:h>
      <text:p text:style-name="Text_20_body">- <text:span text:style-name="T93">řešit to asi per character, aby postavy v malých družinách nebyly neúměrně bohatý.</text:span></text:p>
      <text:h text:style-name="Heading_20_4" text:outline-level="4">Poplatky za přestupy:</text:h>
      <text:p text:style-name="P137">2. úroveň: 4 zl</text:p>
      <text:p text:style-name="P138"><text:span text:style-name="T94">3. úroveň: </text:span><text:span text:style-name="T9">6</text:span><text:span text:style-name="T94"> zl</text:span></text:p>
      <text:p text:style-name="P126"><text:span text:style-name="T94">4. úroveň: </text:span><text:span text:style-name="T8">8</text:span><text:span text:style-name="T94"> zl</text:span></text:p>
      <text:p text:style-name="P126"><text:span text:style-name="T94">5. úroveň: </text:span><text:span text:style-name="T8">10</text:span><text:span text:style-name="T94"> zl</text:span></text:p>
      <text:p text:style-name="P126"><text:span text:style-name="T94">6. úroveň: </text:span><text:span text:style-name="T8">12</text:span><text:span text:style-name="T94"> zl</text:span></text:p>
      <text:p text:style-name="P126"><text:span text:style-name="T94">7. úroveň: </text:span><text:span text:style-name="T8">14</text:span><text:span text:style-name="T94"> zl</text:span></text:p>
      <text:p text:style-name="P126"><text:span text:style-name="T94">8. úroveň: 1</text:span><text:span text:style-name="T8">6</text:span><text:span text:style-name="T94"> zl</text:span></text:p>
      <text:p text:style-name="P126"><text:span text:style-name="T94">9. úroveň: 1</text:span><text:span text:style-name="T8">8</text:span><text:span text:style-name="T94"> zl</text:span></text:p>
      <text:p text:style-name="P138"><text:span text:style-name="T94">10. úroveň: 2</text:span><text:span text:style-name="T9">0</text:span><text:span text:style-name="T94"> zl</text:span></text:p>
      <text:p text:style-name="P138"><text:span text:style-name="T94">11. úroveň: 2</text:span><text:span text:style-name="T9">2</text:span><text:span text:style-name="T94"> zl</text:span></text:p>
      <text:p text:style-name="P138"><text:span text:style-name="T94">12. úroveň: 2</text:span><text:span text:style-name="T9">4</text:span><text:span text:style-name="T94"> zl</text:span></text:p>
      <text:p text:style-name="P138"><text:span text:style-name="T94">13. úroveň: 2</text:span><text:span text:style-name="T9">6</text:span><text:span text:style-name="T94"> zl</text:span></text:p>
      <text:p text:style-name="P138"><text:span text:style-name="T94">14. úroveň: 2</text:span><text:span text:style-name="T9">8</text:span><text:span text:style-name="T94"> zl</text:span></text:p>
      <text:p text:style-name="P125">Celkem: 208 zl</text:p>
      <text:p text:style-name="P127">Po 10 zl jsem na pokročilých, po dalších 78 zl jsem na mistrovských.</text:p>
      <text:h text:style-name="P111" text:outline-level="4"><text:soft-page-break/>Živobytí</text:h>
      <text:p text:style-name="P130">základní úrovně: 15 zl (učedník)</text:p>
      <text:p text:style-name="P130">pokročilé úrovně: 50 zl (měšťan)</text:p>
      <text:p text:style-name="P130">mistrovské úrovně: 150 zl (zeman)</text:p>
      <text:p text:style-name="P131">(případně za 500 zl boháč)</text:p>
      <text:p text:style-name="P132">Oděv</text:p>
      <table:table table:name="Tabulka1" table:style-name="Tabulka1">
        <table:table-column table:style-name="Tabulka1.A"/>
        <table:table-column table:style-name="Tabulka1.B"/>
        <table:table-row table:style-name="Tabulka1.1">
          <table:table-cell table:style-name="Tabulka1.A1" office:value-type="string">
            <text:p text:style-name="P115">Chuďas</text:p>
          </table:table-cell>
          <table:table-cell table:style-name="Tabulka1.A1" office:value-type="string">
            <text:p text:style-name="P113">1 <text:span text:style-name="T7">st</text:span></text:p>
          </table:table-cell>
        </table:table-row>
        <table:table-row table:style-name="Tabulka1.1">
          <table:table-cell table:style-name="Tabulka1.A1" office:value-type="string">
            <text:p text:style-name="P115">Učedník</text:p>
          </table:table-cell>
          <table:table-cell table:style-name="Tabulka1.A1" office:value-type="string">
            <text:p text:style-name="P113"><text:span text:style-name="T7">2</text:span> zl</text:p>
          </table:table-cell>
        </table:table-row>
        <table:table-row table:style-name="Tabulka1.1">
          <table:table-cell table:style-name="Tabulka1.A1" office:value-type="string">
            <text:p text:style-name="P115">Měšťan</text:p>
          </table:table-cell>
          <table:table-cell table:style-name="Tabulka1.A1" office:value-type="string">
            <text:p text:style-name="P113"><text:span text:style-name="T7">5</text:span> zl</text:p>
          </table:table-cell>
        </table:table-row>
        <table:table-row table:style-name="Tabulka1.1">
          <table:table-cell table:style-name="Tabulka1.A1" office:value-type="string">
            <text:p text:style-name="P115">Zeman</text:p>
          </table:table-cell>
          <table:table-cell table:style-name="Tabulka1.A1" office:value-type="string">
            <text:p text:style-name="P113"><text:span text:style-name="T7">1</text:span>0 zl</text:p>
          </table:table-cell>
        </table:table-row>
        <table:table-row table:style-name="Tabulka1.1">
          <table:table-cell table:style-name="Tabulka1.A1" office:value-type="string">
            <text:p text:style-name="P115">Boháč</text:p>
          </table:table-cell>
          <table:table-cell table:style-name="Tabulka1.A1" office:value-type="string">
            <text:p text:style-name="P113"><text:span text:style-name="T7">2</text:span>0 zl</text:p>
          </table:table-cell>
        </table:table-row>
        <table:table-row table:style-name="Tabulka1.1">
          <table:table-cell table:style-name="Tabulka1.A1" office:value-type="string">
            <text:p text:style-name="P115">Velmož</text:p>
          </table:table-cell>
          <table:table-cell table:style-name="Tabulka1.A1" office:value-type="string">
            <text:p text:style-name="P113"><text:span text:style-name="T7">5</text:span>0 zl</text:p>
          </table:table-cell>
        </table:table-row>
        <table:table-row table:style-name="Tabulka1.1">
          <table:table-cell table:style-name="Tabulka1.A1" office:value-type="string">
            <text:p text:style-name="P115">Král</text:p>
          </table:table-cell>
          <table:table-cell table:style-name="Tabulka1.A1" office:value-type="string">
            <text:p text:style-name="P114"><text:span text:style-name="T97">1</text:span>00 zl</text:p>
          </table:table-cell>
        </table:table-row>
      </table:table>
      <text:h text:style-name="P112" text:outline-level="4">Magical items</text:h>
      <text:p text:style-name="P128">základní úrovně: 25, 15, 25, 20, 50, 15, 10, 25, 10, 15, 5, 25, 15, 40, 50, 50, 500, 50, <text:span text:style-name="T95">60, 40, 80, 10, 60</text:span></text:p>
      <text:p text:style-name="P129">pokročilé úrovně: 50, 40, 75, 60, 120, 90, 150, 50, 400, 200, 100, 400, 50, 20, 100, 400, 200, 50, 150</text:p>
      <text:p text:style-name="P129">mistrovské úrovně: <text:span text:style-name="T96">150, 100, 100, 140, 200, 250, 500, 850, 500, 200, 2000, 2000</text:span></text:p>
      <text:h text:style-name="Heading_20_2" text:outline-level="2">Summary</text:h>
      <text:p text:style-name="P133">Na základních úrovních si potřebuju vydělat:</text:p>
      <text:list xml:id="list3379851679" text:style-name="L4">
        <text:list-item>
          <text:p text:style-name="P134">10 zl na přestupy</text:p>
        </text:list-item>
        <text:list-item>
          <text:p text:style-name="P134">35 zl na upgrade živobytí</text:p>
        </text:list-item>
        <text:list-item>
          <text:p text:style-name="P134"><text:soft-page-break/>5 zl na měšťanské šaty</text:p>
        </text:list-item>
        <text:list-item>
          <text:p text:style-name="P134">- <text:span text:style-name="T98">řádově dalších 50 zl na magické předměty, koně a podobně (2 úrovně, takže řádově 25 zl na úroveň).</text:span></text:p>
        </text:list-item>
      </text:list>
      <text:p text:style-name="P135">Na pokročilých úrovních si potřebuju vydělat</text:p>
      <text:list xml:id="list3506804132" text:style-name="L5">
        <text:list-item>
          <text:p text:style-name="P136">78 zl na přestupy</text:p>
        </text:list-item>
        <text:list-item>
          <text:p text:style-name="P136">100 zl na upgrade živobytí</text:p>
        </text:list-item>
        <text:list-item>
          <text:p text:style-name="P136">10 zl na zemanské šaty</text:p>
        </text:list-item>
        <text:list-item>
          <text:p text:style-name="P136">- řádově dalších 200 zl na magické itemy, <text:span text:style-name="T99">dům, loď a podobně</text:span> <text:span text:style-name="T99">(je to 6 úrovní, takže průměrně 30 zl na úroveň, to je asi moc malej nárůst oproti základním úrovním. Takže tohle by asi chtělo zvednout).</text:span></text:p>
        </text:list-item>
      </text:list>
      <text:p text:style-name="P139">Na mistrovských úrovních:</text:p>
      <text:list xml:id="list4265027037" text:style-name="L6">
        <text:list-item>
          <text:p text:style-name="P140">120 zl za přestupy</text:p>
        </text:list-item>
        <text:list-item>
          <text:p text:style-name="P140">živobytí nutně upgradovat nemusím, ale případně 350 zl na boháče</text:p>
        </text:list-item>
        <text:list-item>
          <text:p text:style-name="P140">20 zl za šaty</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8T13:49:45.095000000</dc:date>
    <meta:print-date>2113-01-01T00:00:00</meta:print-date>
    <meta:editing-cycles>21953</meta:editing-cycles>
    <meta:editing-duration>P64DT23H57M17S</meta:editing-duration>
    <meta:generator>LibreOffice/6.3.2.2$Windows_X86_64 LibreOffice_project/98b30e735bda24bc04ab42594c85f7fd8be07b9c</meta:generator>
    <dc:creator>York </dc:creator>
    <meta:document-statistic meta:table-count="2" meta:image-count="0" meta:object-count="0" meta:page-count="18" meta:paragraph-count="392" meta:word-count="2706" meta:character-count="15521" meta:non-whitespace-character-count="13211"/>
  </office:meta>
</office:document-meta>
</file>